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Läng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table table:name="Plot version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fgabe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paltbreit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cm</text:p>
          </table:table-cell>
          <table:table-cell office:value-type="string" calcext:value-type="string">
            <text:p>Fehler/c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7]-102)/[.$E$4]))" office:value-type="float" office:value="-0.102810825967715" calcext:value-type="float">
            <text:p>-0,102810826</text:p>
          </table:table-cell>
          <table:table-cell table:formula="of:=([.C7]+1.3)/52.1" office:value-type="float" office:value="0.0115163147792706" calcext:value-type="float">
            <text:p>0,0115163148</text:p>
          </table:table-cell>
          <table:table-cell table:formula="of:=[.B7]/(1+([.A7]-102)^2)" office:value-type="float" office:value="0.00294117647058823" calcext:value-type="float">
            <text:p>0,0029411765</text:p>
          </table:table-cell>
          <table:table-cell table:formula="of:=SQRT(([.D7]/52.1)^2+(([.C7]*0.5)/(52.1^2))^2)/1000" office:value-type="float" office:value="0.00000192371196835296" calcext:value-type="float">
            <text:p>1,92371196835296E-006</text:p>
          </table:table-cell>
          <table:table-cell/>
          <table:table-cell table:formula="of:=SIN(RADIANS(0.0238050262))*0.2" office:value-type="float" office:value="0.0000830952147520482" calcext:value-type="float">
            <text:p>8,30952147520482E-005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8]-102)/[.$E$4]) )" office:value-type="float" office:value="-0.0949517063427563" calcext:value-type="float">
            <text:p>-0,0949517063</text:p>
          </table:table-cell>
          <table:table-cell table:formula="of:=([.C8]+1.3)/52.1" office:value-type="float" office:value="0.0134357005758157" calcext:value-type="float">
            <text:p>0,0134357006</text:p>
          </table:table-cell>
          <table:table-cell table:formula="of:=[.B8]/(1+([.A8]-102)^2)" office:value-type="float" office:value="0.00344827586206897" calcext:value-type="float">
            <text:p>0,0034482759</text:p>
          </table:table-cell>
          <table:table-cell table:formula="of:=SQRT(([.D8]/52.1)^2+(([.C8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9]-102)/[.$E$4]) )" office:value-type="float" office:value="-0.0870808044160213" calcext:value-type="float">
            <text:p>-0,0870808044</text:p>
          </table:table-cell>
          <table:table-cell table:formula="of:=([.C9]+1.3)/52.1" office:value-type="float" office:value="0.00959692898272553" calcext:value-type="float">
            <text:p>0,009596929</text:p>
          </table:table-cell>
          <table:table-cell table:formula="of:=[.B9]/(1+([.A9]-102)^2)" office:value-type="float" office:value="0.00409836065573771" calcext:value-type="float">
            <text:p>0,0040983607</text:p>
          </table:table-cell>
          <table:table-cell table:formula="of:=SQRT(([.D9]/52.1)^2+(([.C9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0]-102)/[.$E$4]) )" office:value-type="float" office:value="-0.0791990709694515" calcext:value-type="float">
            <text:p>-0,079199071</text:p>
          </table:table-cell>
          <table:table-cell table:formula="of:=([.C10]+1.3)/52.1" office:value-type="float" office:value="0.0153550863723608" calcext:value-type="float">
            <text:p>0,0153550864</text:p>
          </table:table-cell>
          <table:table-cell table:formula="of:=[.B10]/(1+([.A10]-102)^2)" office:value-type="float" office:value="0.00495049504950495" calcext:value-type="float">
            <text:p>0,004950495</text:p>
          </table:table-cell>
          <table:table-cell table:formula="of:=SQRT(([.D10]/52.1)^2+(([.C10]*0.5)/(52.1^2))^2)/1000" office:value-type="float" office:value="0.00000192159424401586" calcext:value-type="float">
            <text:p>1,92159424401586E-006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1]-102)/[.$E$4]) )" office:value-type="float" office:value="-0.0713074647852903" calcext:value-type="float">
            <text:p>-0,0713074648</text:p>
          </table:table-cell>
          <table:table-cell table:formula="of:=([.C11]+1.3)/52.1" office:value-type="float" office:value="0.0307101727447217" calcext:value-type="float">
            <text:p>0,0307101727</text:p>
          </table:table-cell>
          <table:table-cell table:formula="of:=[.B11]/(1+([.A11]-102)^2)" office:value-type="float" office:value="0.00609756097560976" calcext:value-type="float">
            <text:p>0,006097561</text:p>
          </table:table-cell>
          <table:table-cell table:formula="of:=SQRT(([.D11]/52.1)^2+(([.C11]*0.5)/(52.1^2))^2)/1000" office:value-type="float" office:value="0.00000192018113024141" calcext:value-type="float">
            <text:p>1,92018113024141E-00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2]-102)/[.$E$4]) )" office:value-type="float" office:value="-0.063406951966832" calcext:value-type="float">
            <text:p>-0,063406952</text:p>
          </table:table-cell>
          <table:table-cell table:formula="of:=([.C12]+1.3)/52.1" office:value-type="float" office:value="0.0287907869481766" calcext:value-type="float">
            <text:p>0,0287907869</text:p>
          </table:table-cell>
          <table:table-cell table:formula="of:=[.B12]/(1+([.A12]-102)^2)" office:value-type="float" office:value="0.00769230769230769" calcext:value-type="float">
            <text:p>0,0076923077</text:p>
          </table:table-cell>
          <table:table-cell table:formula="of:=SQRT(([.D12]/52.1)^2+(([.C12]*0.5)/(52.1^2))^2)/1000" office:value-type="float" office:value="0.00000191973931886702" calcext:value-type="float">
            <text:p>1,91973931886702E-006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3]-102)/[.$E$4]) )" office:value-type="float" office:value="-0.0554985052457168" calcext:value-type="float">
            <text:p>-0,0554985052</text:p>
          </table:table-cell>
          <table:table-cell table:formula="of:=([.C13]+1.3)/52.1" office:value-type="float" office:value="0.00575815738963532" calcext:value-type="float">
            <text:p>0,0057581574</text:p>
          </table:table-cell>
          <table:table-cell table:formula="of:=[.B13]/(1+([.A13]-102)^2)" office:value-type="float" office:value="0.01" calcext:value-type="float">
            <text:p>0,01</text:p>
          </table:table-cell>
          <table:table-cell table:formula="of:=SQRT(([.D13]/52.1)^2+(([.C13]*0.5)/(52.1^2))^2)/1000" office:value-type="float" office:value="0.00000192820440996337" calcext:value-type="float">
            <text:p>1,92820440996337E-006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4]-102)/[.$E$4]) )" office:value-type="float" office:value="-0.0475831032769834" calcext:value-type="float">
            <text:p>-0,0475831033</text:p>
          </table:table-cell>
          <table:table-cell table:formula="of:=([.C14]+1.3)/52.1" office:value-type="float" office:value="0.0134357005758157" calcext:value-type="float">
            <text:p>0,0134357006</text:p>
          </table:table-cell>
          <table:table-cell table:formula="of:=[.B14]/(1+([.A14]-102)^2)" office:value-type="float" office:value="0.0135135135135135" calcext:value-type="float">
            <text:p>0,0135135135</text:p>
          </table:table-cell>
          <table:table-cell table:formula="of:=SQRT(([.D14]/52.1)^2+(([.C14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5]-102)/[.$E$4]) )" office:value-type="float" office:value="-0.0396617299231275" calcext:value-type="float">
            <text:p>-0,0396617299</text:p>
          </table:table-cell>
          <table:table-cell table:formula="of:=([.C15]+1.3)/52.1" office:value-type="float" office:value="0.0479846449136276" calcext:value-type="float">
            <text:p>0,0479846449</text:p>
          </table:table-cell>
          <table:table-cell table:formula="of:=[.B15]/(1+([.A15]-102)^2)" office:value-type="float" office:value="0.0192307692307692" calcext:value-type="float">
            <text:p>0,0192307692</text:p>
          </table:table-cell>
          <table:table-cell table:formula="of:=SQRT(([.D15]/52.1)^2+(([.C15]*0.5)/(52.1^2))^2)/1000" office:value-type="float" office:value="0.00000193207184837324" calcext:value-type="float">
            <text:p>1,93207184837324E-00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1.4" calcext:value-type="float">
            <text:p>1,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6]-102)/[.$E$4]) )" office:value-type="float" office:value="-0.0317353735284579" calcext:value-type="float">
            <text:p>-0,0317353735</text:p>
          </table:table-cell>
          <table:table-cell table:formula="of:=([.C16]+1.3)/52.1" office:value-type="float" office:value="0.0518234165067179" calcext:value-type="float">
            <text:p>0,0518234165</text:p>
          </table:table-cell>
          <table:table-cell table:formula="of:=[.B16]/(1+([.A16]-102)^2)" office:value-type="float" office:value="0.0294117647058823" calcext:value-type="float">
            <text:p>0,0294117647</text:p>
          </table:table-cell>
          <table:table-cell table:formula="of:=SQRT(([.D16]/52.1)^2+(([.C16]*0.5)/(52.1^2))^2)/1000" office:value-type="float" office:value="0.00000193663250019212" calcext:value-type="float">
            <text:p>1,93663250019212E-00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ATAN((([.A17]-102)/[.$E$4]) )" office:value-type="float" office:value="-0.0238050261850699" calcext:value-type="float">
            <text:p>-0,0238050262</text:p>
          </table:table-cell>
          <table:table-cell table:formula="of:=([.C17]+1.3)/52.1" office:value-type="float" office:value="0.0268714011516315" calcext:value-type="float">
            <text:p>0,0268714012</text:p>
          </table:table-cell>
          <table:table-cell table:formula="of:=[.B17]/(1+([.A17]-102)^2)" office:value-type="float" office:value="0.05" calcext:value-type="float">
            <text:p>0,05</text:p>
          </table:table-cell>
          <table:table-cell table:formula="of:=SQRT(([.D17]/52.1)^2+(([.C17]*0.5)/(52.1^2))^2)/1000" office:value-type="float" office:value="0.0000019194741832297" calcext:value-type="float">
            <text:p>1,9194741832297E-006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.2" calcext:value-type="float">
            <text:p>6,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18]-102)/[.$E$4]) )" office:value-type="float" office:value="-0.01587168299179" calcext:value-type="float">
            <text:p>-0,015871683</text:p>
          </table:table-cell>
          <table:table-cell table:formula="of:=([.C18]+1.3)/52.1" office:value-type="float" office:value="0.143953934740883" calcext:value-type="float">
            <text:p>0,1439539347</text:p>
          </table:table-cell>
          <table:table-cell table:formula="of:=[.B18]/(1+([.A18]-102)^2)" office:value-type="float" office:value="0.1" calcext:value-type="float">
            <text:p>0,1</text:p>
          </table:table-cell>
          <table:table-cell table:formula="of:=SQRT(([.D18]/52.1)^2+(([.C18]*0.5)/(52.1^2))^2)/1000" office:value-type="float" office:value="0.00000223345624992554" calcext:value-type="float">
            <text:p>2,23345624992554E-006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27.3" calcext:value-type="float">
            <text:p>27,3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([.A19]-102)/[.$E$4]) )" office:value-type="float" office:value="-0.00793634130746606" calcext:value-type="float">
            <text:p>-0,0079363413</text:p>
          </table:table-cell>
          <table:table-cell table:formula="of:=([.C19]+1.3)/52.1" office:value-type="float" office:value="0.5489443378119" calcext:value-type="float">
            <text:p>0,5489443378</text:p>
          </table:table-cell>
          <table:table-cell table:formula="of:=[.B19]/(1+([.A19]-102)^2)" office:value-type="float" office:value="0.25" calcext:value-type="float">
            <text:p>0,25</text:p>
          </table:table-cell>
          <table:table-cell table:formula="of:=SQRT(([.D19]/52.1)^2+(([.C19]*0.5)/(52.1^2))^2)/1000" office:value-type="float" office:value="0.0000108346223576447" calcext:value-type="float">
            <text:p>1,08346223576447E-00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0.8" calcext:value-type="float">
            <text:p>50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([.A20]-102)/[.$E$4]) )" office:value-type="float" office:value="0" calcext:value-type="float">
            <text:p>0</text:p>
          </table:table-cell>
          <table:table-cell table:formula="of:=([.C20]+1.3)/52.1" office:value-type="float" office:value="1" calcext:value-type="float">
            <text:p>1</text:p>
          </table:table-cell>
          <table:table-cell table:formula="of:=[.B20]/(1+([.A20]-102)^2)" office:value-type="float" office:value="0.5" calcext:value-type="float">
            <text:p>0,5</text:p>
          </table:table-cell>
          <table:table-cell table:formula="of:=SQRT(([.D20]/52.1)^2+(([.C20]*0.5)/(52.1^2))^2)/1000" office:value-type="float" office:value="0.0000134038509679085" calcext:value-type="float">
            <text:p>1,34038509679085E-005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43.8" calcext:value-type="float">
            <text:p>43,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([.A21]-102)/[.$E$4]) )" office:value-type="float" office:value="0.00793634130746606" calcext:value-type="float">
            <text:p>0,0079363413</text:p>
          </table:table-cell>
          <table:table-cell table:formula="of:=([.C21]+1.3)/52.1" office:value-type="float" office:value="0.865642994241842" calcext:value-type="float">
            <text:p>0,8656429942</text:p>
          </table:table-cell>
          <table:table-cell table:formula="of:=[.B21]/(1+([.A21]-102)^2)" office:value-type="float" office:value="0.25" calcext:value-type="float">
            <text:p>0,25</text:p>
          </table:table-cell>
          <table:table-cell table:formula="of:=SQRT(([.D21]/52.1)^2+(([.C21]*0.5)/(52.1^2))^2)/1000" office:value-type="float" office:value="0.0000125377231926406" calcext:value-type="float">
            <text:p>1,25377231926406E-005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([.A22]-102)/[.$E$4]) )" office:value-type="float" office:value="0.01587168299179" calcext:value-type="float">
            <text:p>0,015871683</text:p>
          </table:table-cell>
          <table:table-cell table:formula="of:=([.C22]+1.3)/52.1" office:value-type="float" office:value="0.754318618042226" calcext:value-type="float">
            <text:p>0,754318618</text:p>
          </table:table-cell>
          <table:table-cell table:formula="of:=[.B22]/(1+([.A22]-102)^2)" office:value-type="float" office:value="0.1" calcext:value-type="float">
            <text:p>0,1</text:p>
          </table:table-cell>
          <table:table-cell table:formula="of:=SQRT(([.D22]/52.1)^2+(([.C22]*0.5)/(52.1^2))^2)/1000" office:value-type="float" office:value="0.0000118784072517846" calcext:value-type="float">
            <text:p>1,18784072517846E-00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([.A23]-102)/[.$E$4]) )" office:value-type="float" office:value="0.0238050261850699" calcext:value-type="float">
            <text:p>0,0238050262</text:p>
          </table:table-cell>
          <table:table-cell table:formula="of:=([.C23]+1.3)/52.1" office:value-type="float" office:value="0.4510556621881" calcext:value-type="float">
            <text:p>0,4510556622</text:p>
          </table:table-cell>
          <table:table-cell table:formula="of:=[.B23]/(1+([.A23]-102)^2)" office:value-type="float" office:value="0.05" calcext:value-type="float">
            <text:p>0,05</text:p>
          </table:table-cell>
          <table:table-cell table:formula="of:=SQRT(([.D23]/52.1)^2+(([.C23]*0.5)/(52.1^2))^2)/1000" office:value-type="float" office:value="0.0000104318411352441" calcext:value-type="float">
            <text:p>1,04318411352441E-005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24]-102)/[.$E$4]) )" office:value-type="float" office:value="0.0317353735284579" calcext:value-type="float">
            <text:p>0,0317353735</text:p>
          </table:table-cell>
          <table:table-cell table:formula="of:=([.C24]+1.3)/52.1" office:value-type="float" office:value="0.261036468330134" calcext:value-type="float">
            <text:p>0,2610364683</text:p>
          </table:table-cell>
          <table:table-cell table:formula="of:=[.B24]/(1+([.A24]-102)^2)" office:value-type="float" office:value="0.0294117647058823" calcext:value-type="float">
            <text:p>0,0294117647</text:p>
          </table:table-cell>
          <table:table-cell table:formula="of:=SQRT(([.D24]/52.1)^2+(([.C24]*0.5)/(52.1^2))^2)/1000" office:value-type="float" office:value="0.00000296940628058026" calcext:value-type="float">
            <text:p>2,96940628058026E-006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25]-102)/[.$E$4]) )" office:value-type="float" office:value="0.0396617299231275" calcext:value-type="float">
            <text:p>0,0396617299</text:p>
          </table:table-cell>
          <table:table-cell table:formula="of:=([.C25]+1.3)/52.1" office:value-type="float" office:value="0.209213051823416" calcext:value-type="float">
            <text:p>0,2092130518</text:p>
          </table:table-cell>
          <table:table-cell table:formula="of:=[.B25]/(1+([.A25]-102)^2)" office:value-type="float" office:value="0.0192307692307692" calcext:value-type="float">
            <text:p>0,0192307692</text:p>
          </table:table-cell>
          <table:table-cell table:formula="of:=SQRT(([.D25]/52.1)^2+(([.C25]*0.5)/(52.1^2))^2)/1000" office:value-type="float" office:value="0.00000260980238313267" calcext:value-type="float">
            <text:p>2,60980238313267E-006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26]-102)/[.$E$4]) )" office:value-type="float" office:value="0.0475831032769834" calcext:value-type="float">
            <text:p>0,0475831033</text:p>
          </table:table-cell>
          <table:table-cell table:formula="of:=([.C26]+1.3)/52.1" office:value-type="float" office:value="0.140115163147793" calcext:value-type="float">
            <text:p>0,1401151631</text:p>
          </table:table-cell>
          <table:table-cell table:formula="of:=[.B26]/(1+([.A26]-102)^2)" office:value-type="float" office:value="0.0135135135135135" calcext:value-type="float">
            <text:p>0,0135135135</text:p>
          </table:table-cell>
          <table:table-cell table:formula="of:=SQRT(([.D26]/52.1)^2+(([.C26]*0.5)/(52.1^2))^2)/1000" office:value-type="float" office:value="0.00000221484460367112" calcext:value-type="float">
            <text:p>2,21484460367112E-00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27]-102)/[.$E$4]) )" office:value-type="float" office:value="0.0554985052457168" calcext:value-type="float">
            <text:p>0,0554985052</text:p>
          </table:table-cell>
          <table:table-cell table:formula="of:=([.C27]+1.3)/52.1" office:value-type="float" office:value="0.0383877159309021" calcext:value-type="float">
            <text:p>0,0383877159</text:p>
          </table:table-cell>
          <table:table-cell table:formula="of:=[.B27]/(1+([.A27]-102)^2)" office:value-type="float" office:value="0.01" calcext:value-type="float">
            <text:p>0,01</text:p>
          </table:table-cell>
          <table:table-cell table:formula="of:=SQRT(([.D27]/52.1)^2+(([.C27]*0.5)/(52.1^2))^2)/1000" office:value-type="float" office:value="0.00000192371196835296" calcext:value-type="float">
            <text:p>1,92371196835296E-006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28]-102)/[.$E$4]) )" office:value-type="float" office:value="0.063406951966832" calcext:value-type="float">
            <text:p>0,063406952</text:p>
          </table:table-cell>
          <table:table-cell table:formula="of:=([.C28]+1.3)/52.1" office:value-type="float" office:value="0.0134357005758157" calcext:value-type="float">
            <text:p>0,0134357006</text:p>
          </table:table-cell>
          <table:table-cell table:formula="of:=[.B28]/(1+([.A28]-102)^2)" office:value-type="float" office:value="0.00769230769230769" calcext:value-type="float">
            <text:p>0,0076923077</text:p>
          </table:table-cell>
          <table:table-cell table:formula="of:=SQRT(([.D28]/52.1)^2+(([.C28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" calcext:value-type="float">
            <text:p>0,1</text:p>
          </table:table-cell>
          <table:table-cell table:number-columns-repeated="4"/>
          <table:table-cell table:formula="of:=ATAN((([.A29]-102)/[.$E$4]) )" office:value-type="float" office:value="0.0713074647852903" calcext:value-type="float">
            <text:p>0,0713074648</text:p>
          </table:table-cell>
          <table:table-cell table:formula="of:=([.C29]+1.3)/52.1" office:value-type="float" office:value="0.0268714011516315" calcext:value-type="float">
            <text:p>0,0268714012</text:p>
          </table:table-cell>
          <table:table-cell table:formula="of:=[.B29]/(1+([.A29]-102)^2)" office:value-type="float" office:value="0.00609756097560976" calcext:value-type="float">
            <text:p>0,006097561</text:p>
          </table:table-cell>
          <table:table-cell table:formula="of:=SQRT(([.D29]/52.1)^2+(([.C29]*0.5)/(52.1^2))^2)/1000" office:value-type="float" office:value="0.0000019194741832297" calcext:value-type="float">
            <text:p>1,9194741832297E-00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30]-102)/[.$E$4]) )" office:value-type="float" office:value="0.0791990709694515" calcext:value-type="float">
            <text:p>0,079199071</text:p>
          </table:table-cell>
          <table:table-cell table:formula="of:=([.C30]+1.3)/52.1" office:value-type="float" office:value="0.0307101727447217" calcext:value-type="float">
            <text:p>0,0307101727</text:p>
          </table:table-cell>
          <table:table-cell table:formula="of:=[.B30]/(1+([.A30]-102)^2)" office:value-type="float" office:value="0.00495049504950495" calcext:value-type="float">
            <text:p>0,004950495</text:p>
          </table:table-cell>
          <table:table-cell table:formula="of:=SQRT(([.D30]/52.1)^2+(([.C30]*0.5)/(52.1^2))^2)/1000" office:value-type="float" office:value="0.00000192018113024141" calcext:value-type="float">
            <text:p>1,92018113024141E-006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31]-102)/[.$E$4]) )" office:value-type="float" office:value="0.0870808044160213" calcext:value-type="float">
            <text:p>0,0870808044</text:p>
          </table:table-cell>
          <table:table-cell table:formula="of:=([.C31]+1.3)/52.1" office:value-type="float" office:value="0.0134357005758157" calcext:value-type="float">
            <text:p>0,0134357006</text:p>
          </table:table-cell>
          <table:table-cell table:formula="of:=[.B31]/(1+([.A31]-102)^2)" office:value-type="float" office:value="0.00409836065573771" calcext:value-type="float">
            <text:p>0,0040983607</text:p>
          </table:table-cell>
          <table:table-cell table:formula="of:=SQRT(([.D31]/52.1)^2+(([.C31]*0.5)/(52.1^2))^2)/1000" office:value-type="float" office:value="0.00000192256515723224" calcext:value-type="float">
            <text:p>1,92256515723224E-006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32]-102)/[.$E$4]) )" office:value-type="float" office:value="0.0949517063427563" calcext:value-type="float">
            <text:p>0,0949517063</text:p>
          </table:table-cell>
          <table:table-cell table:formula="of:=([.C32]+1.3)/52.1" office:value-type="float" office:value="0.00959692898272553" calcext:value-type="float">
            <text:p>0,009596929</text:p>
          </table:table-cell>
          <table:table-cell table:formula="of:=[.B32]/(1+([.A32]-102)^2)" office:value-type="float" office:value="0.00344827586206897" calcext:value-type="float">
            <text:p>0,0034482759</text:p>
          </table:table-cell>
          <table:table-cell table:formula="of:=SQRT(([.D32]/52.1)^2+(([.C32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0.8" calcext:value-type="float">
            <text:p>-0,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([.A33]-102)/[.$E$4]) )" office:value-type="float" office:value="0.102810825967715" calcext:value-type="float">
            <text:p>0,102810826</text:p>
          </table:table-cell>
          <table:table-cell table:formula="of:=([.C33]+1.3)/52.1" office:value-type="float" office:value="0.00959692898272553" calcext:value-type="float">
            <text:p>0,009596929</text:p>
          </table:table-cell>
          <table:table-cell table:formula="of:=[.B33]/(1+([.A33]-102)^2)" office:value-type="float" office:value="0.00294117647058823" calcext:value-type="float">
            <text:p>0,0029411765</text:p>
          </table:table-cell>
          <table:table-cell table:formula="of:=SQRT(([.D33]/52.1)^2+(([.C33]*0.5)/(52.1^2))^2)/1000" office:value-type="float" office:value="0.00000192503436301222" calcext:value-type="float">
            <text:p>0,00000192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126" calcext:value-type="float">
            <text:p>1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(ATAN(([.A44]-102)/[.$E$41]))*(2*PI()/360)" office:value-type="float" office:value="-0.00179438741983152" calcext:value-type="float">
            <text:p>-0,0017943874</text:p>
          </table:table-cell>
          <table:table-cell table:formula="of:=([.C44]+1.3)/103.3" office:value-type="float" office:value="0.00290416263310745" calcext:value-type="float">
            <text:p>0,0029041626</text:p>
          </table:table-cell>
          <table:table-cell table:formula="of:=[.B44]/(1+([.A44]-102)^2)" office:value-type="float" office:value="0.00294117647058823" calcext:value-type="float">
            <text:p>0,0029411765</text:p>
          </table:table-cell>
          <table:table-cell table:formula="of:=SQRT(([.D44]/103.3)^2+(([.C44]*0.5)/(103.3^2))^2)" office:value-type="float" office:value="0.000969187537168267" calcext:value-type="float">
            <text:p>0,0009691875</text:p>
          </table:table-cell>
          <table:table-cell/>
          <table:table-cell table:formula="of:=2*SIN(RADIANS(4)/1)*[.C41]" office:value-type="float" office:value="0.0348782368720626" calcext:value-type="float">
            <text:p>0,0348782369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45]-102)/[.$E$41])" office:value-type="float" office:value="-0.0949517063427563" calcext:value-type="float">
            <text:p>-0,0949517063</text:p>
          </table:table-cell>
          <table:table-cell table:formula="of:=([.C45]+1.3)/103.3" office:value-type="float" office:value="0.00290416263310745" calcext:value-type="float">
            <text:p>0,0029041626</text:p>
          </table:table-cell>
          <table:table-cell table:formula="of:=[.B45]/(1+([.A45]-102)^2)" office:value-type="float" office:value="0.00344827586206897" calcext:value-type="float">
            <text:p>0,0034482759</text:p>
          </table:table-cell>
          <table:table-cell table:formula="of:=SQRT(([.D45]/103.3)^2+(([.C45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46]-102)/[.$E$41])" office:value-type="float" office:value="-0.0870808044160213" calcext:value-type="float">
            <text:p>-0,0870808044</text:p>
          </table:table-cell>
          <table:table-cell table:formula="of:=([.C46]+1.3)/103.3" office:value-type="float" office:value="0.00290416263310745" calcext:value-type="float">
            <text:p>0,0029041626</text:p>
          </table:table-cell>
          <table:table-cell table:formula="of:=[.B46]/(1+([.A46]-102)^2)" office:value-type="float" office:value="0.00409836065573771" calcext:value-type="float">
            <text:p>0,0040983607</text:p>
          </table:table-cell>
          <table:table-cell table:formula="of:=SQRT(([.D46]/103.3)^2+(([.C46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47]-102)/[.$E$41])" office:value-type="float" office:value="-0.0791990709694515" calcext:value-type="float">
            <text:p>-0,079199071</text:p>
          </table:table-cell>
          <table:table-cell table:formula="of:=([.C47]+1.3)/103.3" office:value-type="float" office:value="0.00290416263310745" calcext:value-type="float">
            <text:p>0,0029041626</text:p>
          </table:table-cell>
          <table:table-cell table:formula="of:=[.B47]/(1+([.A47]-102)^2)" office:value-type="float" office:value="0.00495049504950495" calcext:value-type="float">
            <text:p>0,004950495</text:p>
          </table:table-cell>
          <table:table-cell table:formula="of:=SQRT(([.D47]/103.3)^2+(([.C47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48]-102)/[.$E$41])" office:value-type="float" office:value="-0.0713074647852903" calcext:value-type="float">
            <text:p>-0,0713074648</text:p>
          </table:table-cell>
          <table:table-cell table:formula="of:=([.C48]+1.3)/103.3" office:value-type="float" office:value="0.00290416263310745" calcext:value-type="float">
            <text:p>0,0029041626</text:p>
          </table:table-cell>
          <table:table-cell table:formula="of:=[.B48]/(1+([.A48]-102)^2)" office:value-type="float" office:value="0.00609756097560976" calcext:value-type="float">
            <text:p>0,006097561</text:p>
          </table:table-cell>
          <table:table-cell table:formula="of:=SQRT(([.D48]/103.3)^2+(([.C48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49]-102)/[.$E$41])" office:value-type="float" office:value="-0.063406951966832" calcext:value-type="float">
            <text:p>-0,063406952</text:p>
          </table:table-cell>
          <table:table-cell table:formula="of:=([.C49]+1.3)/103.3" office:value-type="float" office:value="0.0222652468538238" calcext:value-type="float">
            <text:p>0,0222652469</text:p>
          </table:table-cell>
          <table:table-cell table:formula="of:=[.B49]/(1+([.A49]-102)^2)" office:value-type="float" office:value="0.00769230769230769" calcext:value-type="float">
            <text:p>0,0076923077</text:p>
          </table:table-cell>
          <table:table-cell table:formula="of:=SQRT(([.D49]/103.3)^2+(([.C49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50]-102)/[.$E$41])" office:value-type="float" office:value="-0.0554985052457168" calcext:value-type="float">
            <text:p>-0,0554985052</text:p>
          </table:table-cell>
          <table:table-cell table:formula="of:=([.C50]+1.3)/103.3" office:value-type="float" office:value="0.0416263310745402" calcext:value-type="float">
            <text:p>0,0416263311</text:p>
          </table:table-cell>
          <table:table-cell table:formula="of:=[.B50]/(1+([.A50]-102)^2)" office:value-type="float" office:value="0.01" calcext:value-type="float">
            <text:p>0,01</text:p>
          </table:table-cell>
          <table:table-cell table:formula="of:=SQRT(([.D50]/103.3)^2+(([.C50]*0.5)/(103.3^2))^2)" office:value-type="float" office:value="0.00097820687780611" calcext:value-type="float">
            <text:p>0,0009782069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51]-102)/[.$E$41])" office:value-type="float" office:value="-0.0475831032769834" calcext:value-type="float">
            <text:p>-0,0475831033</text:p>
          </table:table-cell>
          <table:table-cell table:formula="of:=([.C51]+1.3)/103.3" office:value-type="float" office:value="0.031945788964182" calcext:value-type="float">
            <text:p>0,031945789</text:p>
          </table:table-cell>
          <table:table-cell table:formula="of:=[.B51]/(1+([.A51]-102)^2)" office:value-type="float" office:value="0.0135135135135135" calcext:value-type="float">
            <text:p>0,0135135135</text:p>
          </table:table-cell>
          <table:table-cell table:formula="of:=SQRT(([.D51]/103.3)^2+(([.C51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52]-102)/[.$E$41])" office:value-type="float" office:value="-0.0396617299231275" calcext:value-type="float">
            <text:p>-0,0396617299</text:p>
          </table:table-cell>
          <table:table-cell table:formula="of:=([.C52]+1.3)/103.3" office:value-type="float" office:value="0.031945788964182" calcext:value-type="float">
            <text:p>0,031945789</text:p>
          </table:table-cell>
          <table:table-cell table:formula="of:=[.B52]/(1+([.A52]-102)^2)" office:value-type="float" office:value="0.0192307692307692" calcext:value-type="float">
            <text:p>0,0192307692</text:p>
          </table:table-cell>
          <table:table-cell table:formula="of:=SQRT(([.D52]/103.3)^2+(([.C52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53]-102)/[.$E$41])" office:value-type="float" office:value="-0.0317353735284579" calcext:value-type="float">
            <text:p>-0,0317353735</text:p>
          </table:table-cell>
          <table:table-cell table:formula="of:=([.C53]+1.3)/103.3" office:value-type="float" office:value="0.0125847047434656" calcext:value-type="float">
            <text:p>0,0125847047</text:p>
          </table:table-cell>
          <table:table-cell table:formula="of:=[.B53]/(1+([.A53]-102)^2)" office:value-type="float" office:value="0.0294117647058823" calcext:value-type="float">
            <text:p>0,0294117647</text:p>
          </table:table-cell>
          <table:table-cell table:formula="of:=SQRT(([.D53]/103.3)^2+(([.C53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54]-102)/[.$E$41])" office:value-type="float" office:value="-0.0238050261850699" calcext:value-type="float">
            <text:p>-0,0238050262</text:p>
          </table:table-cell>
          <table:table-cell table:formula="of:=([.C54]+1.3)/103.3" office:value-type="float" office:value="0.109390125847047" calcext:value-type="float">
            <text:p>0,1093901258</text:p>
          </table:table-cell>
          <table:table-cell table:formula="of:=[.B54]/(1+([.A54]-102)^2)" office:value-type="float" office:value="0.05" calcext:value-type="float">
            <text:p>0,05</text:p>
          </table:table-cell>
          <table:table-cell table:formula="of:=SQRT(([.D54]/103.3)^2+(([.C54]*0.5)/(103.3^2))^2)" office:value-type="float" office:value="0.00107549134134835" calcext:value-type="float">
            <text:p>0,0010754913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38" calcext:value-type="float">
            <text:p>3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55]-102)/[.$E$41])" office:value-type="float" office:value="-0.01587168299179" calcext:value-type="float">
            <text:p>-0,015871683</text:p>
          </table:table-cell>
          <table:table-cell table:formula="of:=([.C55]+1.3)/103.3" office:value-type="float" office:value="0.380445304937076" calcext:value-type="float">
            <text:p>0,3804453049</text:p>
          </table:table-cell>
          <table:table-cell table:formula="of:=[.B55]/(1+([.A55]-102)^2)" office:value-type="float" office:value="0.1" calcext:value-type="float">
            <text:p>0,1</text:p>
          </table:table-cell>
          <table:table-cell table:formula="of:=SQRT(([.D55]/103.3)^2+(([.C55]*0.5)/(103.3^2))^2)" office:value-type="float" office:value="0.00202668929724719" calcext:value-type="float">
            <text:p>0,0020266893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[.A56]-102)/[.$E$41])" office:value-type="float" office:value="-0.00793634130746606" calcext:value-type="float">
            <text:p>-0,0079363413</text:p>
          </table:table-cell>
          <table:table-cell table:formula="of:=([.C56]+1.3)/103.3" office:value-type="float" office:value="0.767666989351404" calcext:value-type="float">
            <text:p>0,7676669894</text:p>
          </table:table-cell>
          <table:table-cell table:formula="of:=[.B56]/(1+([.A56]-102)^2)" office:value-type="float" office:value="0.25" calcext:value-type="float">
            <text:p>0,25</text:p>
          </table:table-cell>
          <table:table-cell table:formula="of:=SQRT(([.D56]/103.3)^2+(([.C56]*0.5)/(103.3^2))^2)" office:value-type="float" office:value="0.00606513052777194" calcext:value-type="float">
            <text:p>0,0060651305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[.A57]-102)/[.$E$41])" office:value-type="float" office:value="0" calcext:value-type="float">
            <text:p>0</text:p>
          </table:table-cell>
          <table:table-cell table:formula="of:=([.C57]+1.3)/103.3" office:value-type="float" office:value="1" calcext:value-type="float">
            <text:p>1</text:p>
          </table:table-cell>
          <table:table-cell table:formula="of:=[.B57]/(1+([.A57]-102)^2)" office:value-type="float" office:value="0.5" calcext:value-type="float">
            <text:p>0,5</text:p>
          </table:table-cell>
          <table:table-cell table:formula="of:=SQRT(([.D57]/103.3)^2+(([.C57]*0.5)/(103.3^2))^2)" office:value-type="float" office:value="0.00680224107590654" calcext:value-type="float">
            <text:p>0,0068022411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[.A58]-102)/[.$E$41])" office:value-type="float" office:value="0.00793634130746606" calcext:value-type="float">
            <text:p>0,0079363413</text:p>
          </table:table-cell>
          <table:table-cell table:formula="of:=([.C58]+1.3)/103.3" office:value-type="float" office:value="0.932236205227493" calcext:value-type="float">
            <text:p>0,9322362052</text:p>
          </table:table-cell>
          <table:table-cell table:formula="of:=[.B58]/(1+([.A58]-102)^2)" office:value-type="float" office:value="0.25" calcext:value-type="float">
            <text:p>0,25</text:p>
          </table:table-cell>
          <table:table-cell table:formula="of:=SQRT(([.D58]/103.3)^2+(([.C58]*0.5)/(103.3^2))^2)" office:value-type="float" office:value="0.00657592976985424" calcext:value-type="float">
            <text:p>0,0065759298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[.A59]-102)/[.$E$41])" office:value-type="float" office:value="0.01587168299179" calcext:value-type="float">
            <text:p>0,015871683</text:p>
          </table:table-cell>
          <table:table-cell table:formula="of:=([.C59]+1.3)/103.3" office:value-type="float" office:value="0.641819941916747" calcext:value-type="float">
            <text:p>0,6418199419</text:p>
          </table:table-cell>
          <table:table-cell table:formula="of:=[.B59]/(1+([.A59]-102)^2)" office:value-type="float" office:value="0.1" calcext:value-type="float">
            <text:p>0,1</text:p>
          </table:table-cell>
          <table:table-cell table:formula="of:=SQRT(([.D59]/103.3)^2+(([.C59]*0.5)/(103.3^2))^2)" office:value-type="float" office:value="0.00571876946441479" calcext:value-type="float">
            <text:p>0,0057187695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ATAN(([.A60]-102)/[.$E$41])" office:value-type="float" office:value="0.0238050261850699" calcext:value-type="float">
            <text:p>0,0238050262</text:p>
          </table:table-cell>
          <table:table-cell table:formula="of:=([.C60]+1.3)/103.3" office:value-type="float" office:value="0.244917715392062" calcext:value-type="float">
            <text:p>0,2449177154</text:p>
          </table:table-cell>
          <table:table-cell table:formula="of:=[.B60]/(1+([.A60]-102)^2)" office:value-type="float" office:value="0.05" calcext:value-type="float">
            <text:p>0,05</text:p>
          </table:table-cell>
          <table:table-cell table:formula="of:=SQRT(([.D60]/103.3)^2+(([.C60]*0.5)/(103.3^2))^2)" office:value-type="float" office:value="0.00496918979972755" calcext:value-type="float">
            <text:p>0,0049691898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1]-102)/[.$E$41])" office:value-type="float" office:value="0.0317353735284579" calcext:value-type="float">
            <text:p>0,0317353735</text:p>
          </table:table-cell>
          <table:table-cell table:formula="of:=([.C61]+1.3)/103.3" office:value-type="float" office:value="0.0513068731848984" calcext:value-type="float">
            <text:p>0,0513068732</text:p>
          </table:table-cell>
          <table:table-cell table:formula="of:=[.B61]/(1+([.A61]-102)^2)" office:value-type="float" office:value="0.0294117647058823" calcext:value-type="float">
            <text:p>0,0294117647</text:p>
          </table:table-cell>
          <table:table-cell table:formula="of:=SQRT(([.D61]/103.3)^2+(([.C61]*0.5)/(103.3^2))^2)" office:value-type="float" office:value="0.000986031126625298" calcext:value-type="float">
            <text:p>0,0009860311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2]-102)/[.$E$41])" office:value-type="float" office:value="0.0396617299231275" calcext:value-type="float">
            <text:p>0,0396617299</text:p>
          </table:table-cell>
          <table:table-cell table:formula="of:=([.C62]+1.3)/103.3" office:value-type="float" office:value="0.0125847047434656" calcext:value-type="float">
            <text:p>0,0125847047</text:p>
          </table:table-cell>
          <table:table-cell table:formula="of:=[.B62]/(1+([.A62]-102)^2)" office:value-type="float" office:value="0.0192307692307692" calcext:value-type="float">
            <text:p>0,0192307692</text:p>
          </table:table-cell>
          <table:table-cell table:formula="of:=SQRT(([.D62]/103.3)^2+(([.C62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3]-102)/[.$E$41])" office:value-type="float" office:value="0.0475831032769834" calcext:value-type="float">
            <text:p>0,0475831033</text:p>
          </table:table-cell>
          <table:table-cell table:formula="of:=([.C63]+1.3)/103.3" office:value-type="float" office:value="0.031945788964182" calcext:value-type="float">
            <text:p>0,031945789</text:p>
          </table:table-cell>
          <table:table-cell table:formula="of:=[.B63]/(1+([.A63]-102)^2)" office:value-type="float" office:value="0.0135135135135135" calcext:value-type="float">
            <text:p>0,0135135135</text:p>
          </table:table-cell>
          <table:table-cell table:formula="of:=SQRT(([.D63]/103.3)^2+(([.C63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4]-102)/[.$E$41])" office:value-type="float" office:value="0.0554985052457168" calcext:value-type="float">
            <text:p>0,0554985052</text:p>
          </table:table-cell>
          <table:table-cell table:formula="of:=([.C64]+1.3)/103.3" office:value-type="float" office:value="0.0125847047434656" calcext:value-type="float">
            <text:p>0,0125847047</text:p>
          </table:table-cell>
          <table:table-cell table:formula="of:=[.B64]/(1+([.A64]-102)^2)" office:value-type="float" office:value="0.01" calcext:value-type="float">
            <text:p>0,01</text:p>
          </table:table-cell>
          <table:table-cell table:formula="of:=SQRT(([.D64]/103.3)^2+(([.C64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5]-102)/[.$E$41])" office:value-type="float" office:value="0.063406951966832" calcext:value-type="float">
            <text:p>0,063406952</text:p>
          </table:table-cell>
          <table:table-cell table:formula="of:=([.C65]+1.3)/103.3" office:value-type="float" office:value="-0.00677637947725073" calcext:value-type="float">
            <text:p>-0,0067763795</text:p>
          </table:table-cell>
          <table:table-cell table:formula="of:=[.B65]/(1+([.A65]-102)^2)" office:value-type="float" office:value="0.00769230769230769" calcext:value-type="float">
            <text:p>0,0076923077</text:p>
          </table:table-cell>
          <table:table-cell table:formula="of:=SQRT(([.D65]/103.3)^2+(([.C65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6]-102)/[.$E$41])" office:value-type="float" office:value="0.0713074647852903" calcext:value-type="float">
            <text:p>0,0713074648</text:p>
          </table:table-cell>
          <table:table-cell table:formula="of:=([.C66]+1.3)/103.3" office:value-type="float" office:value="0.00290416263310745" calcext:value-type="float">
            <text:p>0,0029041626</text:p>
          </table:table-cell>
          <table:table-cell table:formula="of:=[.B66]/(1+([.A66]-102)^2)" office:value-type="float" office:value="0.00609756097560976" calcext:value-type="float">
            <text:p>0,006097561</text:p>
          </table:table-cell>
          <table:table-cell table:formula="of:=SQRT(([.D66]/103.3)^2+(([.C66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7]-102)/[.$E$41])" office:value-type="float" office:value="0.0791990709694515" calcext:value-type="float">
            <text:p>0,079199071</text:p>
          </table:table-cell>
          <table:table-cell table:formula="of:=([.C67]+1.3)/103.3" office:value-type="float" office:value="0.0125847047434656" calcext:value-type="float">
            <text:p>0,0125847047</text:p>
          </table:table-cell>
          <table:table-cell table:formula="of:=[.B67]/(1+([.A67]-102)^2)" office:value-type="float" office:value="0.00495049504950495" calcext:value-type="float">
            <text:p>0,004950495</text:p>
          </table:table-cell>
          <table:table-cell table:formula="of:=SQRT(([.D67]/103.3)^2+(([.C67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8]-102)/[.$E$41])" office:value-type="float" office:value="0.0870808044160213" calcext:value-type="float">
            <text:p>0,0870808044</text:p>
          </table:table-cell>
          <table:table-cell table:formula="of:=([.C68]+1.3)/103.3" office:value-type="float" office:value="0.0125847047434656" calcext:value-type="float">
            <text:p>0,0125847047</text:p>
          </table:table-cell>
          <table:table-cell table:formula="of:=[.B68]/(1+([.A68]-102)^2)" office:value-type="float" office:value="0.00409836065573771" calcext:value-type="float">
            <text:p>0,0040983607</text:p>
          </table:table-cell>
          <table:table-cell table:formula="of:=SQRT(([.D68]/103.3)^2+(([.C68]*0.5)/(103.3^2))^2)" office:value-type="float" office:value="0.000968054211035818" calcext:value-type="float">
            <text:p>0,0009680542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69]-102)/[.$E$41])" office:value-type="float" office:value="0.0949517063427563" calcext:value-type="float">
            <text:p>0,0949517063</text:p>
          </table:table-cell>
          <table:table-cell table:formula="of:=([.C69]+1.3)/103.3" office:value-type="float" office:value="0.00290416263310745" calcext:value-type="float">
            <text:p>0,0029041626</text:p>
          </table:table-cell>
          <table:table-cell table:formula="of:=[.B69]/(1+([.A69]-102)^2)" office:value-type="float" office:value="0.00344827586206897" calcext:value-type="float">
            <text:p>0,0034482759</text:p>
          </table:table-cell>
          <table:table-cell table:formula="of:=SQRT(([.D69]/103.3)^2+(([.C69]*0.5)/(103.3^2))^2)" office:value-type="float" office:value="0.000969187537168267" calcext:value-type="float">
            <text:p>0,000969187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-2" calcext:value-type="float">
            <text:p>-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ATAN(([.A70]-102)/[.$E$41])" office:value-type="float" office:value="0.102810825967715" calcext:value-type="float">
            <text:p>0,102810826</text:p>
          </table:table-cell>
          <table:table-cell table:formula="of:=([.C70]+1.3)/103.3" office:value-type="float" office:value="-0.00677637947725073" calcext:value-type="float">
            <text:p>-0,0067763795</text:p>
          </table:table-cell>
          <table:table-cell table:formula="of:=[.B70]/(1+([.A70]-102)^2)" office:value-type="float" office:value="0.00294117647058823" calcext:value-type="float">
            <text:p>0,0029411765</text:p>
          </table:table-cell>
          <table:table-cell table:formula="of:=SQRT(([.D70]/103.3)^2+(([.C70]*0.5)/(103.3^2))^2)" office:value-type="float" office:value="0.000972579591754127" calcext:value-type="float">
            <text:p>0,0009725796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Durchmesser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Länge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6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05" calcext:value-type="float">
            <text:p>0,05</text:p>
          </table:table-cell>
          <table:table-cell office:value-type="float" office:value="0.75" calcext:value-type="float">
            <text:p>0,75</text:p>
          </table:table-cell>
          <table:table-cell office:value-type="float" office:value="0.05" calcext:value-type="float">
            <text:p>0,0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/>
          <table:table-cell office:value-type="string" calcext:value-type="string">
            <text:p>Wellenlänge</text:p>
          </table:table-cell>
          <table:table-cell office:value-type="string" calcext:value-type="string">
            <text:p>Fehler</text:p>
          </table:table-cell>
          <table:table-cell table:number-columns-repeated="100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1]-104" office:value-type="float" office:value="-19" calcext:value-type="float">
            <text:p>-19</text:p>
          </table:table-cell>
          <table:table-cell table:formula="of:=([.C81]+1.3)/993.3" office:value-type="float" office:value="0.0113762206785463" calcext:value-type="float">
            <text:p>0,0113762207</text:p>
          </table:table-cell>
          <table:table-cell table:formula="of:=[.B81]/(1+([.A81]-104)^2)" office:value-type="float" office:value="0.00138121546961326" calcext:value-type="float">
            <text:p>0,0013812155</text:p>
          </table:table-cell>
          <table:table-cell table:formula="of:=SQRT(([.D81]/993.3)^2+(([.C81]*0.5)/(993.3^2))^2)" office:value-type="float" office:value="0.000100801985133012" calcext:value-type="float">
            <text:p>0,000100802</text:p>
          </table:table-cell>
          <table:table-cell/>
          <table:table-cell table:formula="of:=2*SIN(RADIANS(3)/1)*0.5" office:value-type="float" office:value="0.0523359562429438" calcext:value-type="float">
            <text:p>0,0523359562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2]-104" office:value-type="float" office:value="-18" calcext:value-type="float">
            <text:p>-18</text:p>
          </table:table-cell>
          <table:table-cell table:formula="of:=([.C82]+1.3)/993.3" office:value-type="float" office:value="0.00231551394342092" calcext:value-type="float">
            <text:p>0,0023155139</text:p>
          </table:table-cell>
          <table:table-cell table:formula="of:=[.B82]/(1+([.A82]-104)^2)" office:value-type="float" office:value="0.00153846153846154" calcext:value-type="float">
            <text:p>0,0015384615</text:p>
          </table:table-cell>
          <table:table-cell table:formula="of:=SQRT(([.D82]/993.3)^2+(([.C82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3]-104" office:value-type="float" office:value="-17" calcext:value-type="float">
            <text:p>-17</text:p>
          </table:table-cell>
          <table:table-cell table:formula="of:=([.C83]+1.3)/993.3" office:value-type="float" office:value="0.00533574952179603" calcext:value-type="float">
            <text:p>0,0053357495</text:p>
          </table:table-cell>
          <table:table-cell table:formula="of:=[.B83]/(1+([.A83]-104)^2)" office:value-type="float" office:value="0.00172413793103448" calcext:value-type="float">
            <text:p>0,0017241379</text:p>
          </table:table-cell>
          <table:table-cell table:formula="of:=SQRT(([.D83]/993.3)^2+(([.C83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4]-104" office:value-type="float" office:value="-16" calcext:value-type="float">
            <text:p>-16</text:p>
          </table:table-cell>
          <table:table-cell table:formula="of:=([.C84]+1.3)/993.3" office:value-type="float" office:value="0.0174166918352965" calcext:value-type="float">
            <text:p>0,0174166918</text:p>
          </table:table-cell>
          <table:table-cell table:formula="of:=[.B84]/(1+([.A84]-104)^2)" office:value-type="float" office:value="0.00194552529182879" calcext:value-type="float">
            <text:p>0,0019455253</text:p>
          </table:table-cell>
          <table:table-cell table:formula="of:=SQRT(([.D84]/993.3)^2+(([.C84]*0.5)/(993.3^2))^2)" office:value-type="float" office:value="0.00010100051064837" calcext:value-type="float">
            <text:p>0,0001010005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5]-104" office:value-type="float" office:value="-15" calcext:value-type="float">
            <text:p>-15</text:p>
          </table:table-cell>
          <table:table-cell table:formula="of:=([.C85]+1.3)/993.3" office:value-type="float" office:value="0.00231551394342092" calcext:value-type="float">
            <text:p>0,0023155139</text:p>
          </table:table-cell>
          <table:table-cell table:formula="of:=[.B85]/(1+([.A85]-104)^2)" office:value-type="float" office:value="0.00221238938053097" calcext:value-type="float">
            <text:p>0,0022123894</text:p>
          </table:table-cell>
          <table:table-cell table:formula="of:=SQRT(([.D85]/993.3)^2+(([.C85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6]-104" office:value-type="float" office:value="-14" calcext:value-type="float">
            <text:p>-14</text:p>
          </table:table-cell>
          <table:table-cell table:formula="of:=([.C86]+1.3)/993.3" office:value-type="float" office:value="0.0103694754857546" calcext:value-type="float">
            <text:p>0,0103694755</text:p>
          </table:table-cell>
          <table:table-cell table:formula="of:=[.B86]/(1+([.A86]-104)^2)" office:value-type="float" office:value="0.00253807106598985" calcext:value-type="float">
            <text:p>0,0025380711</text:p>
          </table:table-cell>
          <table:table-cell table:formula="of:=SQRT(([.D86]/993.3)^2+(([.C86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7]-104" office:value-type="float" office:value="-13" calcext:value-type="float">
            <text:p>-13</text:p>
          </table:table-cell>
          <table:table-cell table:formula="of:=([.C87]+1.3)/993.3" office:value-type="float" office:value="0.0244639081848384" calcext:value-type="float">
            <text:p>0,0244639082</text:p>
          </table:table-cell>
          <table:table-cell table:formula="of:=[.B87]/(1+([.A87]-104)^2)" office:value-type="float" office:value="0.00294117647058823" calcext:value-type="float">
            <text:p>0,0029411765</text:p>
          </table:table-cell>
          <table:table-cell table:formula="of:=SQRT(([.D87]/993.3)^2+(([.C87]*0.5)/(993.3^2))^2)" office:value-type="float" office:value="0.000101346994548747" calcext:value-type="float">
            <text:p>0,000101347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8]-104" office:value-type="float" office:value="-12" calcext:value-type="float">
            <text:p>-12</text:p>
          </table:table-cell>
          <table:table-cell table:formula="of:=([.C88]+1.3)/993.3" office:value-type="float" office:value="0.00231551394342092" calcext:value-type="float">
            <text:p>0,0023155139</text:p>
          </table:table-cell>
          <table:table-cell table:formula="of:=[.B88]/(1+([.A88]-104)^2)" office:value-type="float" office:value="0.00344827586206897" calcext:value-type="float">
            <text:p>0,0034482759</text:p>
          </table:table-cell>
          <table:table-cell table:formula="of:=SQRT(([.D88]/993.3)^2+(([.C88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89]-104" office:value-type="float" office:value="-11" calcext:value-type="float">
            <text:p>-11</text:p>
          </table:table-cell>
          <table:table-cell table:formula="of:=([.C89]+1.3)/993.3" office:value-type="float" office:value="0.0194301822208799" calcext:value-type="float">
            <text:p>0,0194301822</text:p>
          </table:table-cell>
          <table:table-cell table:formula="of:=[.B89]/(1+([.A89]-104)^2)" office:value-type="float" office:value="0.00409836065573771" calcext:value-type="float">
            <text:p>0,0040983607</text:p>
          </table:table-cell>
          <table:table-cell table:formula="of:=SQRT(([.D89]/993.3)^2+(([.C89]*0.5)/(993.3^2))^2)" office:value-type="float" office:value="0.000101086925395933" calcext:value-type="float">
            <text:p>0,0001010869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39" calcext:value-type="float">
            <text:p>3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0]-104" office:value-type="float" office:value="-10" calcext:value-type="float">
            <text:p>-10</text:p>
          </table:table-cell>
          <table:table-cell table:formula="of:=([.C90]+1.3)/993.3" office:value-type="float" office:value="0.0405718312695057" calcext:value-type="float">
            <text:p>0,0405718313</text:p>
          </table:table-cell>
          <table:table-cell table:formula="of:=[.B90]/(1+([.A90]-104)^2)" office:value-type="float" office:value="0.00495049504950495" calcext:value-type="float">
            <text:p>0,004950495</text:p>
          </table:table-cell>
          <table:table-cell table:formula="of:=SQRT(([.D90]/993.3)^2+(([.C90]*0.5)/(993.3^2))^2)" office:value-type="float" office:value="0.000102596162407415" calcext:value-type="float">
            <text:p>0,0001025962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1]-104" office:value-type="float" office:value="-9" calcext:value-type="float">
            <text:p>-9</text:p>
          </table:table-cell>
          <table:table-cell table:formula="of:=([.C91]+1.3)/993.3" office:value-type="float" office:value="0.00231551394342092" calcext:value-type="float">
            <text:p>0,0023155139</text:p>
          </table:table-cell>
          <table:table-cell table:formula="of:=[.B91]/(1+([.A91]-104)^2)" office:value-type="float" office:value="0.00609756097560976" calcext:value-type="float">
            <text:p>0,006097561</text:p>
          </table:table-cell>
          <table:table-cell table:formula="of:=SQRT(([.D91]/993.3)^2+(([.C91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42" calcext:value-type="float">
            <text:p>4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2]-104" office:value-type="float" office:value="-8" calcext:value-type="float">
            <text:p>-8</text:p>
          </table:table-cell>
          <table:table-cell table:formula="of:=([.C92]+1.3)/993.3" office:value-type="float" office:value="0.0435920668478808" calcext:value-type="float">
            <text:p>0,0435920668</text:p>
          </table:table-cell>
          <table:table-cell table:formula="of:=[.B92]/(1+([.A92]-104)^2)" office:value-type="float" office:value="0.00769230769230769" calcext:value-type="float">
            <text:p>0,0076923077</text:p>
          </table:table-cell>
          <table:table-cell table:formula="of:=SQRT(([.D92]/993.3)^2+(([.C92]*0.5)/(993.3^2))^2)" office:value-type="float" office:value="0.000102899845875306" calcext:value-type="float">
            <text:p>0,0001028998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3]-104" office:value-type="float" office:value="-7" calcext:value-type="float">
            <text:p>-7</text:p>
          </table:table-cell>
          <table:table-cell table:formula="of:=([.C93]+1.3)/993.3" office:value-type="float" office:value="0.0848686197523407" calcext:value-type="float">
            <text:p>0,0848686198</text:p>
          </table:table-cell>
          <table:table-cell table:formula="of:=[.B93]/(1+([.A93]-104)^2)" office:value-type="float" office:value="0.01" calcext:value-type="float">
            <text:p>0,01</text:p>
          </table:table-cell>
          <table:table-cell table:formula="of:=SQRT(([.D93]/993.3)^2+(([.C93]*0.5)/(993.3^2))^2)" office:value-type="float" office:value="0.000109107968236433" calcext:value-type="float">
            <text:p>0,000109108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4]-104" office:value-type="float" office:value="-6" calcext:value-type="float">
            <text:p>-6</text:p>
          </table:table-cell>
          <table:table-cell table:formula="of:=([.C94]+1.3)/993.3" office:value-type="float" office:value="0.00332225913621262" calcext:value-type="float">
            <text:p>0,0033222591</text:p>
          </table:table-cell>
          <table:table-cell table:formula="of:=[.B94]/(1+([.A94]-104)^2)" office:value-type="float" office:value="0.0135135135135135" calcext:value-type="float">
            <text:p>0,0135135135</text:p>
          </table:table-cell>
          <table:table-cell table:formula="of:=SQRT(([.D94]/993.3)^2+(([.C94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29" calcext:value-type="float">
            <text:p>12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5]-104" office:value-type="float" office:value="-5" calcext:value-type="float">
            <text:p>-5</text:p>
          </table:table-cell>
          <table:table-cell table:formula="of:=([.C95]+1.3)/993.3" office:value-type="float" office:value="0.131178898620759" calcext:value-type="float">
            <text:p>0,1311788986</text:p>
          </table:table-cell>
          <table:table-cell table:formula="of:=[.B95]/(1+([.A95]-104)^2)" office:value-type="float" office:value="0.0192307692307692" calcext:value-type="float">
            <text:p>0,0192307692</text:p>
          </table:table-cell>
          <table:table-cell table:formula="of:=SQRT(([.D95]/993.3)^2+(([.C95]*0.5)/(993.3^2))^2)" office:value-type="float" office:value="0.00012003747910506" calcext:value-type="float">
            <text:p>0,0001200375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0" calcext:value-type="float">
            <text:p>24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6]-104" office:value-type="float" office:value="-4" calcext:value-type="float">
            <text:p>-4</text:p>
          </table:table-cell>
          <table:table-cell table:formula="of:=([.C96]+1.3)/993.3" office:value-type="float" office:value="0.242927615020638" calcext:value-type="float">
            <text:p>0,242927615</text:p>
          </table:table-cell>
          <table:table-cell table:formula="of:=[.B96]/(1+([.A96]-104)^2)" office:value-type="float" office:value="0.0294117647058823" calcext:value-type="float">
            <text:p>0,0294117647</text:p>
          </table:table-cell>
          <table:table-cell table:formula="of:=SQRT(([.D96]/993.3)^2+(([.C96]*0.5)/(993.3^2))^2)" office:value-type="float" office:value="0.000157885498505881" calcext:value-type="float">
            <text:p>0,0001578855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97]-104" office:value-type="float" office:value="-3" calcext:value-type="float">
            <text:p>-3</text:p>
          </table:table-cell>
          <table:table-cell table:formula="of:=([.C97]+1.3)/993.3" office:value-type="float" office:value="0.0113762206785463" calcext:value-type="float">
            <text:p>0,0113762207</text:p>
          </table:table-cell>
          <table:table-cell table:formula="of:=[.B97]/(1+([.A97]-104)^2)" office:value-type="float" office:value="0.05" calcext:value-type="float">
            <text:p>0,05</text:p>
          </table:table-cell>
          <table:table-cell table:formula="of:=SQRT(([.D97]/993.3)^2+(([.C97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900" calcext:value-type="float">
            <text:p>90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98]-104" office:value-type="float" office:value="-2" calcext:value-type="float">
            <text:p>-2</text:p>
          </table:table-cell>
          <table:table-cell table:formula="of:=([.C98]+1.3)/993.3" office:value-type="float" office:value="0.907379442263163" calcext:value-type="float">
            <text:p>0,9073794423</text:p>
          </table:table-cell>
          <table:table-cell table:formula="of:=[.B98]/(1+([.A98]-104)^2)" office:value-type="float" office:value="0.1" calcext:value-type="float">
            <text:p>0,1</text:p>
          </table:table-cell>
          <table:table-cell table:formula="of:=SQRT(([.D98]/993.3)^2+(([.C98]*0.5)/(993.3^2))^2)" office:value-type="float" office:value="0.000679266593893161" calcext:value-type="float">
            <text:p>0,0006792666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99]-104" office:value-type="float" office:value="-1" calcext:value-type="float">
            <text:p>-1</text:p>
          </table:table-cell>
          <table:table-cell table:formula="of:=([.C99]+1.3)/993.3" office:value-type="float" office:value="1" calcext:value-type="float">
            <text:p>1</text:p>
          </table:table-cell>
          <table:table-cell table:formula="of:=[.B99]/(1+([.A99]-104)^2)" office:value-type="float" office:value="0.25" calcext:value-type="float">
            <text:p>0,25</text:p>
          </table:table-cell>
          <table:table-cell table:formula="of:=SQRT(([.D99]/993.3)^2+(([.C99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00]-104" office:value-type="float" office:value="0" calcext:value-type="float">
            <text:p>0</text:p>
          </table:table-cell>
          <table:table-cell table:formula="of:=([.C100]+1.3)/993.3" office:value-type="float" office:value="1" calcext:value-type="float">
            <text:p>1</text:p>
          </table:table-cell>
          <table:table-cell table:formula="of:=[.B100]/(1+([.A100]-104)^2)" office:value-type="float" office:value="0.5" calcext:value-type="float">
            <text:p>0,5</text:p>
          </table:table-cell>
          <table:table-cell table:formula="of:=SQRT(([.D100]/993.3)^2+(([.C100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01]-104" office:value-type="float" office:value="1" calcext:value-type="float">
            <text:p>1</text:p>
          </table:table-cell>
          <table:table-cell table:formula="of:=([.C101]+1.3)/993.3" office:value-type="float" office:value="1" calcext:value-type="float">
            <text:p>1</text:p>
          </table:table-cell>
          <table:table-cell table:formula="of:=[.B101]/(1+([.A101]-104)^2)" office:value-type="float" office:value="0.25" calcext:value-type="float">
            <text:p>0,25</text:p>
          </table:table-cell>
          <table:table-cell table:formula="of:=SQRT(([.D101]/993.3)^2+(([.C101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2]-104" office:value-type="float" office:value="2" calcext:value-type="float">
            <text:p>2</text:p>
          </table:table-cell>
          <table:table-cell table:formula="of:=([.C102]+1.3)/993.3" office:value-type="float" office:value="1" calcext:value-type="float">
            <text:p>1</text:p>
          </table:table-cell>
          <table:table-cell table:formula="of:=[.B102]/(1+([.A102]-104)^2)" office:value-type="float" office:value="0.1" calcext:value-type="float">
            <text:p>0,1</text:p>
          </table:table-cell>
          <table:table-cell table:formula="of:=SQRT(([.D102]/993.3)^2+(([.C102]*0.5)/(993.3^2))^2)" office:value-type="float" office:value="0.000512695349699832" calcext:value-type="float">
            <text:p>0,0005126953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3]-104" office:value-type="float" office:value="3" calcext:value-type="float">
            <text:p>3</text:p>
          </table:table-cell>
          <table:table-cell table:formula="of:=([.C103]+1.3)/993.3" office:value-type="float" office:value="0.0214436726064633" calcext:value-type="float">
            <text:p>0,0214436726</text:p>
          </table:table-cell>
          <table:table-cell table:formula="of:=[.B103]/(1+([.A103]-104)^2)" office:value-type="float" office:value="0.05" calcext:value-type="float">
            <text:p>0,05</text:p>
          </table:table-cell>
          <table:table-cell table:formula="of:=SQRT(([.D103]/993.3)^2+(([.C103]*0.5)/(993.3^2))^2)" office:value-type="float" office:value="0.000101183419248152" calcext:value-type="float">
            <text:p>0,0001011834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154" calcext:value-type="float">
            <text:p>15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4]-104" office:value-type="float" office:value="4" calcext:value-type="float">
            <text:p>4</text:p>
          </table:table-cell>
          <table:table-cell table:formula="of:=([.C104]+1.3)/993.3" office:value-type="float" office:value="0.156347528440552" calcext:value-type="float">
            <text:p>0,1563475284</text:p>
          </table:table-cell>
          <table:table-cell table:formula="of:=[.B104]/(1+([.A104]-104)^2)" office:value-type="float" office:value="0.0294117647058823" calcext:value-type="float">
            <text:p>0,0294117647</text:p>
          </table:table-cell>
          <table:table-cell table:formula="of:=SQRT(([.D104]/993.3)^2+(([.C104]*0.5)/(993.3^2))^2)" office:value-type="float" office:value="0.000127381135366909" calcext:value-type="float">
            <text:p>0,0001273811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5]-104" office:value-type="float" office:value="5" calcext:value-type="float">
            <text:p>5</text:p>
          </table:table-cell>
          <table:table-cell table:formula="of:=([.C105]+1.3)/993.3" office:value-type="float" office:value="0.122118191885634" calcext:value-type="float">
            <text:p>0,1221181919</text:p>
          </table:table-cell>
          <table:table-cell table:formula="of:=[.B105]/(1+([.A105]-104)^2)" office:value-type="float" office:value="0.0192307692307692" calcext:value-type="float">
            <text:p>0,0192307692</text:p>
          </table:table-cell>
          <table:table-cell table:formula="of:=SQRT(([.D105]/993.3)^2+(([.C105]*0.5)/(993.3^2))^2)" office:value-type="float" office:value="0.0001176158015901" calcext:value-type="float">
            <text:p>0,0001176158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6]-104" office:value-type="float" office:value="6" calcext:value-type="float">
            <text:p>6</text:p>
          </table:table-cell>
          <table:table-cell table:formula="of:=([.C106]+1.3)/993.3" office:value-type="float" office:value="0.00432900432900433" calcext:value-type="float">
            <text:p>0,0043290043</text:p>
          </table:table-cell>
          <table:table-cell table:formula="of:=[.B106]/(1+([.A106]-104)^2)" office:value-type="float" office:value="0.0135135135135135" calcext:value-type="float">
            <text:p>0,0135135135</text:p>
          </table:table-cell>
          <table:table-cell table:formula="of:=SQRT(([.D106]/993.3)^2+(([.C106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63" calcext:value-type="float">
            <text:p>6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7]-104" office:value-type="float" office:value="7" calcext:value-type="float">
            <text:p>7</text:p>
          </table:table-cell>
          <table:table-cell table:formula="of:=([.C107]+1.3)/993.3" office:value-type="float" office:value="0.0647337158965066" calcext:value-type="float">
            <text:p>0,0647337159</text:p>
          </table:table-cell>
          <table:table-cell table:formula="of:=[.B107]/(1+([.A107]-104)^2)" office:value-type="float" office:value="0.01" calcext:value-type="float">
            <text:p>0,01</text:p>
          </table:table-cell>
          <table:table-cell table:formula="of:=SQRT(([.D107]/993.3)^2+(([.C107]*0.5)/(993.3^2))^2)" office:value-type="float" office:value="0.00010561558877599" calcext:value-type="float">
            <text:p>0,0001056156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8]-104" office:value-type="float" office:value="8" calcext:value-type="float">
            <text:p>8</text:p>
          </table:table-cell>
          <table:table-cell table:formula="of:=([.C108]+1.3)/993.3" office:value-type="float" office:value="0.0375515956911306" calcext:value-type="float">
            <text:p>0,0375515957</text:p>
          </table:table-cell>
          <table:table-cell table:formula="of:=[.B108]/(1+([.A108]-104)^2)" office:value-type="float" office:value="0.00769230769230769" calcext:value-type="float">
            <text:p>0,0076923077</text:p>
          </table:table-cell>
          <table:table-cell table:formula="of:=SQRT(([.D108]/993.3)^2+(([.C108]*0.5)/(993.3^2))^2)" office:value-type="float" office:value="0.000102314170317386" calcext:value-type="float">
            <text:p>0,0001023142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09]-104" office:value-type="float" office:value="9" calcext:value-type="float">
            <text:p>9</text:p>
          </table:table-cell>
          <table:table-cell table:formula="of:=([.C109]+1.3)/993.3" office:value-type="float" office:value="0.00231551394342092" calcext:value-type="float">
            <text:p>0,0023155139</text:p>
          </table:table-cell>
          <table:table-cell table:formula="of:=[.B109]/(1+([.A109]-104)^2)" office:value-type="float" office:value="0.00609756097560976" calcext:value-type="float">
            <text:p>0,006097561</text:p>
          </table:table-cell>
          <table:table-cell table:formula="of:=SQRT(([.D109]/993.3)^2+(([.C109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0]-104" office:value-type="float" office:value="10" calcext:value-type="float">
            <text:p>10</text:p>
          </table:table-cell>
          <table:table-cell table:formula="of:=([.C110]+1.3)/993.3" office:value-type="float" office:value="0.0315111245343804" calcext:value-type="float">
            <text:p>0,0315111245</text:p>
          </table:table-cell>
          <table:table-cell table:formula="of:=[.B110]/(1+([.A110]-104)^2)" office:value-type="float" office:value="0.00495049504950495" calcext:value-type="float">
            <text:p>0,004950495</text:p>
          </table:table-cell>
          <table:table-cell table:formula="of:=SQRT(([.D110]/993.3)^2+(([.C110]*0.5)/(993.3^2))^2)" office:value-type="float" office:value="0.000101815967333549" calcext:value-type="float">
            <text:p>0,000101816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1]-104" office:value-type="float" office:value="11" calcext:value-type="float">
            <text:p>11</text:p>
          </table:table-cell>
          <table:table-cell table:formula="of:=([.C111]+1.3)/993.3" office:value-type="float" office:value="0.0164099466425048" calcext:value-type="float">
            <text:p>0,0164099466</text:p>
          </table:table-cell>
          <table:table-cell table:formula="of:=[.B111]/(1+([.A111]-104)^2)" office:value-type="float" office:value="0.00409836065573771" calcext:value-type="float">
            <text:p>0,0040983607</text:p>
          </table:table-cell>
          <table:table-cell table:formula="of:=SQRT(([.D111]/993.3)^2+(([.C111]*0.5)/(993.3^2))^2)" office:value-type="float" office:value="0.000100961091144488" calcext:value-type="float">
            <text:p>0,0001009611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2]-104" office:value-type="float" office:value="12" calcext:value-type="float">
            <text:p>12</text:p>
          </table:table-cell>
          <table:table-cell table:formula="of:=([.C112]+1.3)/993.3" office:value-type="float" office:value="0.00130876875062922" calcext:value-type="float">
            <text:p>0,0013087688</text:p>
          </table:table-cell>
          <table:table-cell table:formula="of:=[.B112]/(1+([.A112]-104)^2)" office:value-type="float" office:value="0.00344827586206897" calcext:value-type="float">
            <text:p>0,0034482759</text:p>
          </table:table-cell>
          <table:table-cell table:formula="of:=SQRT(([.D112]/993.3)^2+(([.C112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3]-104" office:value-type="float" office:value="13" calcext:value-type="float">
            <text:p>13</text:p>
          </table:table-cell>
          <table:table-cell table:formula="of:=([.C113]+1.3)/993.3" office:value-type="float" office:value="0.0194301822208799" calcext:value-type="float">
            <text:p>0,0194301822</text:p>
          </table:table-cell>
          <table:table-cell table:formula="of:=[.B113]/(1+([.A113]-104)^2)" office:value-type="float" office:value="0.00294117647058823" calcext:value-type="float">
            <text:p>0,0029411765</text:p>
          </table:table-cell>
          <table:table-cell table:formula="of:=SQRT(([.D113]/993.3)^2+(([.C113]*0.5)/(993.3^2))^2)" office:value-type="float" office:value="0.000101086925395933" calcext:value-type="float">
            <text:p>0,0001010869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4]-104" office:value-type="float" office:value="14" calcext:value-type="float">
            <text:p>14</text:p>
          </table:table-cell>
          <table:table-cell table:formula="of:=([.C114]+1.3)/993.3" office:value-type="float" office:value="0.0103694754857546" calcext:value-type="float">
            <text:p>0,0103694755</text:p>
          </table:table-cell>
          <table:table-cell table:formula="of:=[.B114]/(1+([.A114]-104)^2)" office:value-type="float" office:value="0.00253807106598985" calcext:value-type="float">
            <text:p>0,0025380711</text:p>
          </table:table-cell>
          <table:table-cell table:formula="of:=SQRT(([.D114]/993.3)^2+(([.C114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5]-104" office:value-type="float" office:value="15" calcext:value-type="float">
            <text:p>15</text:p>
          </table:table-cell>
          <table:table-cell table:formula="of:=([.C115]+1.3)/993.3" office:value-type="float" office:value="0.00231551394342092" calcext:value-type="float">
            <text:p>0,0023155139</text:p>
          </table:table-cell>
          <table:table-cell table:formula="of:=[.B115]/(1+([.A115]-104)^2)" office:value-type="float" office:value="0.00221238938053097" calcext:value-type="float">
            <text:p>0,0022123894</text:p>
          </table:table-cell>
          <table:table-cell table:formula="of:=SQRT(([.D115]/993.3)^2+(([.C115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6]-104" office:value-type="float" office:value="16" calcext:value-type="float">
            <text:p>16</text:p>
          </table:table-cell>
          <table:table-cell table:formula="of:=([.C116]+1.3)/993.3" office:value-type="float" office:value="0.0133897110641297" calcext:value-type="float">
            <text:p>0,0133897111</text:p>
          </table:table-cell>
          <table:table-cell table:formula="of:=[.B116]/(1+([.A116]-104)^2)" office:value-type="float" office:value="0.00194552529182879" calcext:value-type="float">
            <text:p>0,0019455253</text:p>
          </table:table-cell>
          <table:table-cell table:formula="of:=SQRT(([.D116]/993.3)^2+(([.C116]*0.5)/(993.3^2))^2)" office:value-type="float" office:value="0.00010085801907438" calcext:value-type="float">
            <text:p>0,000100858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7]-104" office:value-type="float" office:value="17" calcext:value-type="float">
            <text:p>17</text:p>
          </table:table-cell>
          <table:table-cell table:formula="of:=([.C117]+1.3)/993.3" office:value-type="float" office:value="0.00533574952179603" calcext:value-type="float">
            <text:p>0,0053357495</text:p>
          </table:table-cell>
          <table:table-cell table:formula="of:=[.B117]/(1+([.A117]-104)^2)" office:value-type="float" office:value="0.00172413793103448" calcext:value-type="float">
            <text:p>0,0017241379</text:p>
          </table:table-cell>
          <table:table-cell table:formula="of:=SQRT(([.D117]/993.3)^2+(([.C117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8]-104" office:value-type="float" office:value="18" calcext:value-type="float">
            <text:p>18</text:p>
          </table:table-cell>
          <table:table-cell table:formula="of:=([.C118]+1.3)/993.3" office:value-type="float" office:value="0.00130876875062922" calcext:value-type="float">
            <text:p>0,0013087688</text:p>
          </table:table-cell>
          <table:table-cell table:formula="of:=[.B118]/(1+([.A118]-104)^2)" office:value-type="float" office:value="0.00153846153846154" calcext:value-type="float">
            <text:p>0,0015384615</text:p>
          </table:table-cell>
          <table:table-cell table:formula="of:=SQRT(([.D118]/993.3)^2+(([.C118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19]-104" office:value-type="float" office:value="19" calcext:value-type="float">
            <text:p>19</text:p>
          </table:table-cell>
          <table:table-cell table:formula="of:=([.C119]+1.3)/993.3" office:value-type="float" office:value="0.00734923990737944" calcext:value-type="float">
            <text:p>0,0073492399</text:p>
          </table:table-cell>
          <table:table-cell table:formula="of:=[.B119]/(1+([.A119]-104)^2)" office:value-type="float" office:value="0.00138121546961326" calcext:value-type="float">
            <text:p>0,0013812155</text:p>
          </table:table-cell>
          <table:table-cell table:formula="of:=SQRT(([.D119]/993.3)^2+(([.C119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20]-104" office:value-type="float" office:value="20" calcext:value-type="float">
            <text:p>20</text:p>
          </table:table-cell>
          <table:table-cell table:formula="of:=([.C120]+1.3)/993.3" office:value-type="float" office:value="0.00231551394342092" calcext:value-type="float">
            <text:p>0,0023155139</text:p>
          </table:table-cell>
          <table:table-cell table:formula="of:=[.B120]/(1+([.A120]-104)^2)" office:value-type="float" office:value="0.00124688279301746" calcext:value-type="float">
            <text:p>0,0012468828</text:p>
          </table:table-cell>
          <table:table-cell table:formula="of:=SQRT(([.D120]/993.3)^2+(([.C120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21]-104" office:value-type="float" office:value="21" calcext:value-type="float">
            <text:p>21</text:p>
          </table:table-cell>
          <table:table-cell table:formula="of:=([.C121]+1.3)/993.3" office:value-type="float" office:value="0.00130876875062922" calcext:value-type="float">
            <text:p>0,0013087688</text:p>
          </table:table-cell>
          <table:table-cell table:formula="of:=[.B121]/(1+([.A121]-104)^2)" office:value-type="float" office:value="0.00113122171945701" calcext:value-type="float">
            <text:p>0,0011312217</text:p>
          </table:table-cell>
          <table:table-cell table:formula="of:=SQRT(([.D121]/993.3)^2+(([.C121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ufgabe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Gitterkonstante/(1/cm)</text:p>
          </table:table-cell>
          <table:table-cell office:value-type="string" calcext:value-type="string">
            <text:p>Fehler/(1/cm)</text:p>
          </table:table-cell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18"/>
        </table:table-row>
        <table:table-row table:style-name="ro1">
          <table:table-cell office:value-type="float" office:value="-1.3" calcext:value-type="float">
            <text:p>-1,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,26</text:p>
          </table:table-cell>
          <table:table-cell office:value-type="float" office:value="0.02" calcext:value-type="float">
            <text:p>0,0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/mm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Intensität/V</text:p>
          </table:table-cell>
          <table:table-cell office:value-type="string" calcext:value-type="string">
            <text:p>Fehler/V</text:p>
          </table:table-cell>
          <table:table-cell table:number-columns-repeated="4"/>
          <table:table-cell office:value-type="string" calcext:value-type="string">
            <text:p>Position/mm</text:p>
          </table:table-cell>
          <table:table-cell office:value-type="string" calcext:value-type="string">
            <text:p>Intensitätsverhältniss</text:p>
          </table:table-cell>
          <table:table-cell office:value-type="string" calcext:value-type="string">
            <text:p>Fehler/mm</text:p>
          </table:table-cell>
          <table:table-cell office:value-type="string" calcext:value-type="string">
            <text:p>Fehler</text:p>
          </table:table-cell>
          <table:table-cell table:number-columns-repeated="10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2]-104" office:value-type="float" office:value="-25" calcext:value-type="float">
            <text:p>-25</text:p>
          </table:table-cell>
          <table:table-cell table:formula="of:=([.C132]+1.3)/993.3" office:value-type="float" office:value="0.000302023557837511" calcext:value-type="float">
            <text:p>0,0003020236</text:p>
          </table:table-cell>
          <table:table-cell table:formula="of:=[.B132]/(1+([.A132]-104)^2)" office:value-type="float" office:value="0.000798722044728434" calcext:value-type="float">
            <text:p>0,000798722</text:p>
          </table:table-cell>
          <table:table-cell table:formula="of:=SQRT(([.D132]/993.3)^2+(([.C132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3]-104" office:value-type="float" office:value="-24" calcext:value-type="float">
            <text:p>-24</text:p>
          </table:table-cell>
          <table:table-cell table:formula="of:=([.C133]+1.3)/993.3" office:value-type="float" office:value="0.000302023557837511" calcext:value-type="float">
            <text:p>0,0003020236</text:p>
          </table:table-cell>
          <table:table-cell table:formula="of:=[.B133]/(1+([.A133]-104)^2)" office:value-type="float" office:value="0.000866551126516464" calcext:value-type="float">
            <text:p>0,0008665511</text:p>
          </table:table-cell>
          <table:table-cell table:formula="of:=SQRT(([.D133]/993.3)^2+(([.C133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4]-104" office:value-type="float" office:value="-23" calcext:value-type="float">
            <text:p>-23</text:p>
          </table:table-cell>
          <table:table-cell table:formula="of:=([.C134]+1.3)/993.3" office:value-type="float" office:value="0.00130876875062922" calcext:value-type="float">
            <text:p>0,0013087688</text:p>
          </table:table-cell>
          <table:table-cell table:formula="of:=[.B134]/(1+([.A134]-104)^2)" office:value-type="float" office:value="0.000943396226415094" calcext:value-type="float">
            <text:p>0,0009433962</text:p>
          </table:table-cell>
          <table:table-cell table:formula="of:=SQRT(([.D134]/993.3)^2+(([.C134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5]-104" office:value-type="float" office:value="-22" calcext:value-type="float">
            <text:p>-22</text:p>
          </table:table-cell>
          <table:table-cell table:formula="of:=([.C135]+1.3)/993.3" office:value-type="float" office:value="0.0214436726064633" calcext:value-type="float">
            <text:p>0,0214436726</text:p>
          </table:table-cell>
          <table:table-cell table:formula="of:=[.B135]/(1+([.A135]-104)^2)" office:value-type="float" office:value="0.00103092783505155" calcext:value-type="float">
            <text:p>0,0010309278</text:p>
          </table:table-cell>
          <table:table-cell table:formula="of:=SQRT(([.D135]/993.3)^2+(([.C135]*0.5)/(993.3^2))^2)" office:value-type="float" office:value="0.000101183419248152" calcext:value-type="float">
            <text:p>0,0001011834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6]-104" office:value-type="float" office:value="-21" calcext:value-type="float">
            <text:p>-21</text:p>
          </table:table-cell>
          <table:table-cell table:formula="of:=([.C136]+1.3)/993.3" office:value-type="float" office:value="0.0315111245343804" calcext:value-type="float">
            <text:p>0,0315111245</text:p>
          </table:table-cell>
          <table:table-cell table:formula="of:=[.B136]/(1+([.A136]-104)^2)" office:value-type="float" office:value="0.00113122171945701" calcext:value-type="float">
            <text:p>0,0011312217</text:p>
          </table:table-cell>
          <table:table-cell table:formula="of:=SQRT(([.D136]/993.3)^2+(([.C136]*0.5)/(993.3^2))^2)" office:value-type="float" office:value="0.000101815967333549" calcext:value-type="float">
            <text:p>0,000101816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7]-104" office:value-type="float" office:value="-20" calcext:value-type="float">
            <text:p>-20</text:p>
          </table:table-cell>
          <table:table-cell table:formula="of:=([.C137]+1.3)/993.3" office:value-type="float" office:value="0.00533574952179603" calcext:value-type="float">
            <text:p>0,0053357495</text:p>
          </table:table-cell>
          <table:table-cell table:formula="of:=[.B137]/(1+([.A137]-104)^2)" office:value-type="float" office:value="0.00124688279301746" calcext:value-type="float">
            <text:p>0,0012468828</text:p>
          </table:table-cell>
          <table:table-cell table:formula="of:=SQRT(([.D137]/993.3)^2+(([.C137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8]-104" office:value-type="float" office:value="-19" calcext:value-type="float">
            <text:p>-19</text:p>
          </table:table-cell>
          <table:table-cell table:formula="of:=([.C138]+1.3)/993.3" office:value-type="float" office:value="0.00332225913621262" calcext:value-type="float">
            <text:p>0,0033222591</text:p>
          </table:table-cell>
          <table:table-cell table:formula="of:=[.B138]/(1+([.A138]-104)^2)" office:value-type="float" office:value="0.00138121546961326" calcext:value-type="float">
            <text:p>0,0013812155</text:p>
          </table:table-cell>
          <table:table-cell table:formula="of:=SQRT(([.D138]/993.3)^2+(([.C138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39]-104" office:value-type="float" office:value="-18" calcext:value-type="float">
            <text:p>-18</text:p>
          </table:table-cell>
          <table:table-cell table:formula="of:=([.C139]+1.3)/993.3" office:value-type="float" office:value="0.00332225913621262" calcext:value-type="float">
            <text:p>0,0033222591</text:p>
          </table:table-cell>
          <table:table-cell table:formula="of:=[.B139]/(1+([.A139]-104)^2)" office:value-type="float" office:value="0.00153846153846154" calcext:value-type="float">
            <text:p>0,0015384615</text:p>
          </table:table-cell>
          <table:table-cell table:formula="of:=SQRT(([.D139]/993.3)^2+(([.C139]*0.5)/(993.3^2))^2)" office:value-type="float" office:value="0.000100679621011795" calcext:value-type="float">
            <text:p>0,0001006796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0]-104" office:value-type="float" office:value="-17" calcext:value-type="float">
            <text:p>-17</text:p>
          </table:table-cell>
          <table:table-cell table:formula="of:=([.C140]+1.3)/993.3" office:value-type="float" office:value="0.00130876875062922" calcext:value-type="float">
            <text:p>0,0013087688</text:p>
          </table:table-cell>
          <table:table-cell table:formula="of:=[.B140]/(1+([.A140]-104)^2)" office:value-type="float" office:value="0.00172413793103448" calcext:value-type="float">
            <text:p>0,0017241379</text:p>
          </table:table-cell>
          <table:table-cell table:formula="of:=SQRT(([.D140]/993.3)^2+(([.C140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1]-104" office:value-type="float" office:value="-16" calcext:value-type="float">
            <text:p>-16</text:p>
          </table:table-cell>
          <table:table-cell table:formula="of:=([.C141]+1.3)/993.3" office:value-type="float" office:value="0.00734923990737944" calcext:value-type="float">
            <text:p>0,0073492399</text:p>
          </table:table-cell>
          <table:table-cell table:formula="of:=[.B141]/(1+([.A141]-104)^2)" office:value-type="float" office:value="0.00194552529182879" calcext:value-type="float">
            <text:p>0,0019455253</text:p>
          </table:table-cell>
          <table:table-cell table:formula="of:=SQRT(([.D141]/993.3)^2+(([.C141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" calcext:value-type="float">
            <text:p>0,5</text:p>
          </table:table-cell>
          <table:table-cell office:value-type="float" office:value="68" calcext:value-type="float">
            <text:p>68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2]-104" office:value-type="float" office:value="-15" calcext:value-type="float">
            <text:p>-15</text:p>
          </table:table-cell>
          <table:table-cell table:formula="of:=([.C142]+1.3)/993.3" office:value-type="float" office:value="0.0697674418604651" calcext:value-type="float">
            <text:p>0,0697674419</text:p>
          </table:table-cell>
          <table:table-cell table:formula="of:=[.B142]/(1+([.A142]-104)^2)" office:value-type="float" office:value="0.00221238938053097" calcext:value-type="float">
            <text:p>0,0022123894</text:p>
          </table:table-cell>
          <table:table-cell table:formula="of:=SQRT(([.D142]/993.3)^2+(([.C142]*0.5)/(993.3^2))^2)" office:value-type="float" office:value="0.000106408954494192" calcext:value-type="float">
            <text:p>0,000106409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83" calcext:value-type="float">
            <text:p>28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3]-104" office:value-type="float" office:value="-14" calcext:value-type="float">
            <text:p>-14</text:p>
          </table:table-cell>
          <table:table-cell table:formula="of:=([.C143]+1.3)/993.3" office:value-type="float" office:value="0.286217658310682" calcext:value-type="float">
            <text:p>0,2862176583</text:p>
          </table:table-cell>
          <table:table-cell table:formula="of:=[.B143]/(1+([.A143]-104)^2)" office:value-type="float" office:value="0.00253807106598985" calcext:value-type="float">
            <text:p>0,0025380711</text:p>
          </table:table-cell>
          <table:table-cell table:formula="of:=SQRT(([.D143]/993.3)^2+(([.C143]*0.5)/(993.3^2))^2)" office:value-type="float" office:value="0.000175223614237911" calcext:value-type="float">
            <text:p>0,0001752236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" calcext:value-type="float">
            <text:p>0,5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4]-104" office:value-type="float" office:value="-13" calcext:value-type="float">
            <text:p>-13</text:p>
          </table:table-cell>
          <table:table-cell table:formula="of:=([.C144]+1.3)/993.3" office:value-type="float" office:value="0.0727876774388402" calcext:value-type="float">
            <text:p>0,0727876774</text:p>
          </table:table-cell>
          <table:table-cell table:formula="of:=[.B144]/(1+([.A144]-104)^2)" office:value-type="float" office:value="0.00294117647058823" calcext:value-type="float">
            <text:p>0,0029411765</text:p>
          </table:table-cell>
          <table:table-cell table:formula="of:=SQRT(([.D144]/993.3)^2+(([.C144]*0.5)/(993.3^2))^2)" office:value-type="float" office:value="0.000106910976652985" calcext:value-type="float">
            <text:p>0,000106911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5]-104" office:value-type="float" office:value="-12" calcext:value-type="float">
            <text:p>-12</text:p>
          </table:table-cell>
          <table:table-cell table:formula="of:=([.C145]+1.3)/993.3" office:value-type="float" office:value="0.00634249471458774" calcext:value-type="float">
            <text:p>0,0063424947</text:p>
          </table:table-cell>
          <table:table-cell table:formula="of:=[.B145]/(1+([.A145]-104)^2)" office:value-type="float" office:value="0.00344827586206897" calcext:value-type="float">
            <text:p>0,0034482759</text:p>
          </table:table-cell>
          <table:table-cell table:formula="of:=SQRT(([.D145]/993.3)^2+(([.C145]*0.5)/(993.3^2))^2)" office:value-type="float" office:value="0.00010070640086786" calcext:value-type="float">
            <text:p>0,0001007064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6]-104" office:value-type="float" office:value="-11" calcext:value-type="float">
            <text:p>-11</text:p>
          </table:table-cell>
          <table:table-cell table:formula="of:=([.C146]+1.3)/993.3" office:value-type="float" office:value="0.00432900432900433" calcext:value-type="float">
            <text:p>0,0043290043</text:p>
          </table:table-cell>
          <table:table-cell table:formula="of:=[.B146]/(1+([.A146]-104)^2)" office:value-type="float" office:value="0.00409836065573771" calcext:value-type="float">
            <text:p>0,0040983607</text:p>
          </table:table-cell>
          <table:table-cell table:formula="of:=SQRT(([.D146]/993.3)^2+(([.C146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7]-104" office:value-type="float" office:value="-10" calcext:value-type="float">
            <text:p>-10</text:p>
          </table:table-cell>
          <table:table-cell table:formula="of:=([.C147]+1.3)/993.3" office:value-type="float" office:value="0.00231551394342092" calcext:value-type="float">
            <text:p>0,0023155139</text:p>
          </table:table-cell>
          <table:table-cell table:formula="of:=[.B147]/(1+([.A147]-104)^2)" office:value-type="float" office:value="0.00495049504950495" calcext:value-type="float">
            <text:p>0,004950495</text:p>
          </table:table-cell>
          <table:table-cell table:formula="of:=SQRT(([.D147]/993.3)^2+(([.C147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8]-104" office:value-type="float" office:value="-9" calcext:value-type="float">
            <text:p>-9</text:p>
          </table:table-cell>
          <table:table-cell table:formula="of:=([.C148]+1.3)/993.3" office:value-type="float" office:value="0.0143964562569214" calcext:value-type="float">
            <text:p>0,0143964563</text:p>
          </table:table-cell>
          <table:table-cell table:formula="of:=[.B148]/(1+([.A148]-104)^2)" office:value-type="float" office:value="0.00609756097560976" calcext:value-type="float">
            <text:p>0,006097561</text:p>
          </table:table-cell>
          <table:table-cell table:formula="of:=SQRT(([.D148]/993.3)^2+(([.C148]*0.5)/(993.3^2))^2)" office:value-type="float" office:value="0.000100889842676426" calcext:value-type="float">
            <text:p>0,0001008898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,5</text:p>
          </table:table-cell>
          <table:table-cell office:value-type="float" office:value="274" calcext:value-type="float">
            <text:p>2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49]-104" office:value-type="float" office:value="-8" calcext:value-type="float">
            <text:p>-8</text:p>
          </table:table-cell>
          <table:table-cell table:formula="of:=([.C149]+1.3)/993.3" office:value-type="float" office:value="0.277156951575556" calcext:value-type="float">
            <text:p>0,2771569516</text:p>
          </table:table-cell>
          <table:table-cell table:formula="of:=[.B149]/(1+([.A149]-104)^2)" office:value-type="float" office:value="0.00769230769230769" calcext:value-type="float">
            <text:p>0,0076923077</text:p>
          </table:table-cell>
          <table:table-cell table:formula="of:=SQRT(([.D149]/993.3)^2+(([.C149]*0.5)/(993.3^2))^2)" office:value-type="float" office:value="0.00017151066344312" calcext:value-type="float">
            <text:p>0,0001715107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0]-104" office:value-type="float" office:value="-7" calcext:value-type="float">
            <text:p>-7</text:p>
          </table:table-cell>
          <table:table-cell table:formula="of:=([.C150]+1.3)/993.3" office:value-type="float" office:value="1" calcext:value-type="float">
            <text:p>1</text:p>
          </table:table-cell>
          <table:table-cell table:formula="of:=[.B150]/(1+([.A150]-104)^2)" office:value-type="float" office:value="0.01" calcext:value-type="float">
            <text:p>0,01</text:p>
          </table:table-cell>
          <table:table-cell table:formula="of:=SQRT(([.D150]/993.3)^2+(([.C150]*0.5)/(993.3^2))^2)" office:value-type="float" office:value="0.000512695349699832" calcext:value-type="float">
            <text:p>0,0005126953</text:p>
          </table:table-cell>
          <table:table-cell table:number-columns-repeated="10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" calcext:value-type="float">
            <text:p>0,5</text:p>
          </table:table-cell>
          <table:table-cell office:value-type="float" office:value="474" calcext:value-type="float">
            <text:p>47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1]-104" office:value-type="float" office:value="-6" calcext:value-type="float">
            <text:p>-6</text:p>
          </table:table-cell>
          <table:table-cell table:formula="of:=([.C151]+1.3)/993.3" office:value-type="float" office:value="0.478505990133897" calcext:value-type="float">
            <text:p>0,4785059901</text:p>
          </table:table-cell>
          <table:table-cell table:formula="of:=[.B151]/(1+([.A151]-104)^2)" office:value-type="float" office:value="0.0135135135135135" calcext:value-type="float">
            <text:p>0,0135135135</text:p>
          </table:table-cell>
          <table:table-cell table:formula="of:=SQRT(([.D151]/993.3)^2+(([.C151]*0.5)/(993.3^2))^2)" office:value-type="float" office:value="0.00026045199974615" calcext:value-type="float">
            <text:p>0,000260452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" calcext:value-type="float">
            <text:p>0,5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2]-104" office:value-type="float" office:value="-5" calcext:value-type="float">
            <text:p>-5</text:p>
          </table:table-cell>
          <table:table-cell table:formula="of:=([.C152]+1.3)/993.3" office:value-type="float" office:value="0.012382965871338" calcext:value-type="float">
            <text:p>0,0123829659</text:p>
          </table:table-cell>
          <table:table-cell table:formula="of:=[.B152]/(1+([.A152]-104)^2)" office:value-type="float" office:value="0.0192307692307692" calcext:value-type="float">
            <text:p>0,0192307692</text:p>
          </table:table-cell>
          <table:table-cell table:formula="of:=SQRT(([.D152]/993.3)^2+(([.C152]*0.5)/(993.3^2))^2)" office:value-type="float" office:value="0.000100828732489481" calcext:value-type="float">
            <text:p>0,0001008287</text:p>
          </table:table-cell>
          <table:table-cell table:number-columns-repeated="10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3]-104" office:value-type="float" office:value="-4" calcext:value-type="float">
            <text:p>-4</text:p>
          </table:table-cell>
          <table:table-cell table:formula="of:=([.C153]+1.3)/993.3" office:value-type="float" office:value="0.00734923990737944" calcext:value-type="float">
            <text:p>0,0073492399</text:p>
          </table:table-cell>
          <table:table-cell table:formula="of:=[.B153]/(1+([.A153]-104)^2)" office:value-type="float" office:value="0.0294117647058823" calcext:value-type="float">
            <text:p>0,0294117647</text:p>
          </table:table-cell>
          <table:table-cell table:formula="of:=SQRT(([.D153]/993.3)^2+(([.C153]*0.5)/(993.3^2))^2)" office:value-type="float" office:value="0.000100720425569847" calcext:value-type="float">
            <text:p>0,0001007204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4]-104" office:value-type="float" office:value="-3" calcext:value-type="float">
            <text:p>-3</text:p>
          </table:table-cell>
          <table:table-cell table:formula="of:=([.C154]+1.3)/993.3" office:value-type="float" office:value="0.00734923990737944" calcext:value-type="float">
            <text:p>0,0073492399</text:p>
          </table:table-cell>
          <table:table-cell table:formula="of:=[.B154]/(1+([.A154]-104)^2)" office:value-type="float" office:value="0.05" calcext:value-type="float">
            <text:p>0,05</text:p>
          </table:table-cell>
          <table:table-cell table:formula="of:=SQRT(([.D154]/993.3)^2+(([.C154]*0.5)/(993.3^2))^2)" office:value-type="float" office:value="0.000503381779663488" calcext:value-type="float">
            <text:p>0,0005033818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5]-104" office:value-type="float" office:value="-2" calcext:value-type="float">
            <text:p>-2</text:p>
          </table:table-cell>
          <table:table-cell table:formula="of:=([.C155]+1.3)/993.3" office:value-type="float" office:value="0.0184234370280882" calcext:value-type="float">
            <text:p>0,018423437</text:p>
          </table:table-cell>
          <table:table-cell table:formula="of:=[.B155]/(1+([.A155]-104)^2)" office:value-type="float" office:value="0.1" calcext:value-type="float">
            <text:p>0,1</text:p>
          </table:table-cell>
          <table:table-cell table:formula="of:=SQRT(([.D155]/993.3)^2+(([.C155]*0.5)/(993.3^2))^2)" office:value-type="float" office:value="0.000503446312902458" calcext:value-type="float">
            <text:p>0,0005034463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170" calcext:value-type="float">
            <text:p>170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6]-104" office:value-type="float" office:value="-1" calcext:value-type="float">
            <text:p>-1</text:p>
          </table:table-cell>
          <table:table-cell table:formula="of:=([.C156]+1.3)/993.3" office:value-type="float" office:value="0.172455451525219" calcext:value-type="float">
            <text:p>0,1724554515</text:p>
          </table:table-cell>
          <table:table-cell table:formula="of:=[.B156]/(1+([.A156]-104)^2)" office:value-type="float" office:value="0.25" calcext:value-type="float">
            <text:p>0,25</text:p>
          </table:table-cell>
          <table:table-cell table:formula="of:=SQRT(([.D156]/993.3)^2+(([.C156]*0.5)/(993.3^2))^2)" office:value-type="float" office:value="0.00051069157823499" calcext:value-type="float">
            <text:p>0,0005106916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992" calcext:value-type="float">
            <text:p>992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7]-104" office:value-type="float" office:value="0" calcext:value-type="float">
            <text:p>0</text:p>
          </table:table-cell>
          <table:table-cell table:formula="of:=([.C157]+1.3)/993.3" office:value-type="float" office:value="1" calcext:value-type="float">
            <text:p>1</text:p>
          </table:table-cell>
          <table:table-cell table:formula="of:=[.B157]/(1+([.A157]-104)^2)" office:value-type="float" office:value="0.5" calcext:value-type="float">
            <text:p>0,5</text:p>
          </table:table-cell>
          <table:table-cell table:formula="of:=SQRT(([.D157]/993.3)^2+(([.C157]*0.5)/(993.3^2))^2)" office:value-type="float" office:value="0.000711410664506825" calcext:value-type="float">
            <text:p>0,0007114107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346" calcext:value-type="float">
            <text:p>346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table:formula="of:=[.A158]-104" office:value-type="float" office:value="1" calcext:value-type="float">
            <text:p>1</text:p>
          </table:table-cell>
          <table:table-cell table:formula="of:=([.C158]+1.3)/993.3" office:value-type="float" office:value="0.349642605456559" calcext:value-type="float">
            <text:p>0,3496426055</text:p>
          </table:table-cell>
          <table:table-cell table:formula="of:=[.B158]/(1+([.A158]-104)^2)" office:value-type="float" office:value="0.25" calcext:value-type="float">
            <text:p>0,25</text:p>
          </table:table-cell>
          <table:table-cell table:formula="of:=SQRT(([.D158]/993.3)^2+(([.C158]*0.5)/(993.3^2))^2)" office:value-type="float" office:value="0.000533037226931512" calcext:value-type="float">
            <text:p>0,0005330372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59]-104" office:value-type="float" office:value="2" calcext:value-type="float">
            <text:p>2</text:p>
          </table:table-cell>
          <table:table-cell table:formula="of:=([.C159]+1.3)/993.3" office:value-type="float" office:value="0.0234571629920467" calcext:value-type="float">
            <text:p>0,023457163</text:p>
          </table:table-cell>
          <table:table-cell table:formula="of:=[.B159]/(1+([.A159]-104)^2)" office:value-type="float" office:value="0.1" calcext:value-type="float">
            <text:p>0,1</text:p>
          </table:table-cell>
          <table:table-cell table:formula="of:=SQRT(([.D159]/993.3)^2+(([.C159]*0.5)/(993.3^2))^2)" office:value-type="float" office:value="0.000101289963399465" calcext:value-type="float">
            <text:p>0,00010129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0]-104" office:value-type="float" office:value="3" calcext:value-type="float">
            <text:p>3</text:p>
          </table:table-cell>
          <table:table-cell table:formula="of:=([.C160]+1.3)/993.3" office:value-type="float" office:value="0.00231551394342092" calcext:value-type="float">
            <text:p>0,0023155139</text:p>
          </table:table-cell>
          <table:table-cell table:formula="of:=[.B160]/(1+([.A160]-104)^2)" office:value-type="float" office:value="0.05" calcext:value-type="float">
            <text:p>0,05</text:p>
          </table:table-cell>
          <table:table-cell table:formula="of:=SQRT(([.D160]/993.3)^2+(([.C160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1]-104" office:value-type="float" office:value="4" calcext:value-type="float">
            <text:p>4</text:p>
          </table:table-cell>
          <table:table-cell table:formula="of:=([.C161]+1.3)/993.3" office:value-type="float" office:value="0.00835598510017115" calcext:value-type="float">
            <text:p>0,0083559851</text:p>
          </table:table-cell>
          <table:table-cell table:formula="of:=[.B161]/(1+([.A161]-104)^2)" office:value-type="float" office:value="0.0294117647058823" calcext:value-type="float">
            <text:p>0,0294117647</text:p>
          </table:table-cell>
          <table:table-cell table:formula="of:=SQRT(([.D161]/993.3)^2+(([.C161]*0.5)/(993.3^2))^2)" office:value-type="float" office:value="0.000100736997700335" calcext:value-type="float">
            <text:p>0,000100737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2]-104" office:value-type="float" office:value="5" calcext:value-type="float">
            <text:p>5</text:p>
          </table:table-cell>
          <table:table-cell table:formula="of:=([.C162]+1.3)/993.3" office:value-type="float" office:value="0.0113762206785463" calcext:value-type="float">
            <text:p>0,0113762207</text:p>
          </table:table-cell>
          <table:table-cell table:formula="of:=[.B162]/(1+([.A162]-104)^2)" office:value-type="float" office:value="0.0192307692307692" calcext:value-type="float">
            <text:p>0,0192307692</text:p>
          </table:table-cell>
          <table:table-cell table:formula="of:=SQRT(([.D162]/993.3)^2+(([.C162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" calcext:value-type="float">
            <text:p>0,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3]-104" office:value-type="float" office:value="6" calcext:value-type="float">
            <text:p>6</text:p>
          </table:table-cell>
          <table:table-cell table:formula="of:=([.C163]+1.3)/993.3" office:value-type="float" office:value="0.0717809322460485" calcext:value-type="float">
            <text:p>0,0717809322</text:p>
          </table:table-cell>
          <table:table-cell table:formula="of:=[.B163]/(1+([.A163]-104)^2)" office:value-type="float" office:value="0.0135135135135135" calcext:value-type="float">
            <text:p>0,0135135135</text:p>
          </table:table-cell>
          <table:table-cell table:formula="of:=SQRT(([.D163]/993.3)^2+(([.C163]*0.5)/(993.3^2))^2)" office:value-type="float" office:value="0.000106741492357092" calcext:value-type="float">
            <text:p>0,0001067415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,5</text:p>
          </table:table-cell>
          <table:table-cell office:value-type="float" office:value="365" calcext:value-type="float">
            <text:p>36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4]-104" office:value-type="float" office:value="7" calcext:value-type="float">
            <text:p>7</text:p>
          </table:table-cell>
          <table:table-cell table:formula="of:=([.C164]+1.3)/993.3" office:value-type="float" office:value="0.368770764119601" calcext:value-type="float">
            <text:p>0,3687707641</text:p>
          </table:table-cell>
          <table:table-cell table:formula="of:=[.B164]/(1+([.A164]-104)^2)" office:value-type="float" office:value="0.01" calcext:value-type="float">
            <text:p>0,01</text:p>
          </table:table-cell>
          <table:table-cell table:formula="of:=SQRT(([.D164]/993.3)^2+(([.C164]*0.5)/(993.3^2))^2)" office:value-type="float" office:value="0.000210592901656162" calcext:value-type="float">
            <text:p>0,0002105929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,5</text:p>
          </table:table-cell>
          <table:table-cell office:value-type="float" office:value="122" calcext:value-type="float">
            <text:p>12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5]-104" office:value-type="float" office:value="8" calcext:value-type="float">
            <text:p>8</text:p>
          </table:table-cell>
          <table:table-cell table:formula="of:=([.C165]+1.3)/993.3" office:value-type="float" office:value="0.124131682271217" calcext:value-type="float">
            <text:p>0,1241316823</text:p>
          </table:table-cell>
          <table:table-cell table:formula="of:=[.B165]/(1+([.A165]-104)^2)" office:value-type="float" office:value="0.00769230769230769" calcext:value-type="float">
            <text:p>0,0076923077</text:p>
          </table:table-cell>
          <table:table-cell table:formula="of:=SQRT(([.D165]/993.3)^2+(([.C165]*0.5)/(993.3^2))^2)" office:value-type="float" office:value="0.00011814302618883" calcext:value-type="float">
            <text:p>0,000118143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6]-104" office:value-type="float" office:value="9" calcext:value-type="float">
            <text:p>9</text:p>
          </table:table-cell>
          <table:table-cell table:formula="of:=([.C166]+1.3)/993.3" office:value-type="float" office:value="0.022450417799255" calcext:value-type="float">
            <text:p>0,0224504178</text:p>
          </table:table-cell>
          <table:table-cell table:formula="of:=[.B166]/(1+([.A166]-104)^2)" office:value-type="float" office:value="0.00609756097560976" calcext:value-type="float">
            <text:p>0,006097561</text:p>
          </table:table-cell>
          <table:table-cell table:formula="of:=SQRT(([.D166]/993.3)^2+(([.C166]*0.5)/(993.3^2))^2)" office:value-type="float" office:value="0.000101235436949516" calcext:value-type="float">
            <text:p>0,0001012354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7]-104" office:value-type="float" office:value="10" calcext:value-type="float">
            <text:p>10</text:p>
          </table:table-cell>
          <table:table-cell table:formula="of:=([.C167]+1.3)/993.3" office:value-type="float" office:value="0.00130876875062922" calcext:value-type="float">
            <text:p>0,0013087688</text:p>
          </table:table-cell>
          <table:table-cell table:formula="of:=[.B167]/(1+([.A167]-104)^2)" office:value-type="float" office:value="0.00495049504950495" calcext:value-type="float">
            <text:p>0,004950495</text:p>
          </table:table-cell>
          <table:table-cell table:formula="of:=SQRT(([.D167]/993.3)^2+(([.C167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8]-104" office:value-type="float" office:value="11" calcext:value-type="float">
            <text:p>11</text:p>
          </table:table-cell>
          <table:table-cell table:formula="of:=([.C168]+1.3)/993.3" office:value-type="float" office:value="0.00432900432900433" calcext:value-type="float">
            <text:p>0,0043290043</text:p>
          </table:table-cell>
          <table:table-cell table:formula="of:=[.B168]/(1+([.A168]-104)^2)" office:value-type="float" office:value="0.00409836065573771" calcext:value-type="float">
            <text:p>0,0040983607</text:p>
          </table:table-cell>
          <table:table-cell table:formula="of:=SQRT(([.D168]/993.3)^2+(([.C168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69]-104" office:value-type="float" office:value="12" calcext:value-type="float">
            <text:p>12</text:p>
          </table:table-cell>
          <table:table-cell table:formula="of:=([.C169]+1.3)/993.3" office:value-type="float" office:value="0.00533574952179603" calcext:value-type="float">
            <text:p>0,0053357495</text:p>
          </table:table-cell>
          <table:table-cell table:formula="of:=[.B169]/(1+([.A169]-104)^2)" office:value-type="float" office:value="0.00344827586206897" calcext:value-type="float">
            <text:p>0,0034482759</text:p>
          </table:table-cell>
          <table:table-cell table:formula="of:=SQRT(([.D169]/993.3)^2+(([.C169]*0.5)/(993.3^2))^2)" office:value-type="float" office:value="0.000100694924658784" calcext:value-type="float">
            <text:p>0,0001006949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0]-104" office:value-type="float" office:value="13" calcext:value-type="float">
            <text:p>13</text:p>
          </table:table-cell>
          <table:table-cell table:formula="of:=([.C170]+1.3)/993.3" office:value-type="float" office:value="0.0113762206785463" calcext:value-type="float">
            <text:p>0,0113762207</text:p>
          </table:table-cell>
          <table:table-cell table:formula="of:=[.B170]/(1+([.A170]-104)^2)" office:value-type="float" office:value="0.00294117647058823" calcext:value-type="float">
            <text:p>0,0029411765</text:p>
          </table:table-cell>
          <table:table-cell table:formula="of:=SQRT(([.D170]/993.3)^2+(([.C170]*0.5)/(993.3^2))^2)" office:value-type="float" office:value="0.000100801985133012" calcext:value-type="float">
            <text:p>0,000100802</text:p>
          </table:table-cell>
          <table:table-cell table:number-columns-repeated="101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1]-104" office:value-type="float" office:value="14" calcext:value-type="float">
            <text:p>14</text:p>
          </table:table-cell>
          <table:table-cell table:formula="of:=([.C171]+1.3)/993.3" office:value-type="float" office:value="0.0133897110641297" calcext:value-type="float">
            <text:p>0,0133897111</text:p>
          </table:table-cell>
          <table:table-cell table:formula="of:=[.B171]/(1+([.A171]-104)^2)" office:value-type="float" office:value="0.00253807106598985" calcext:value-type="float">
            <text:p>0,0025380711</text:p>
          </table:table-cell>
          <table:table-cell table:formula="of:=SQRT(([.D171]/993.3)^2+(([.C171]*0.5)/(993.3^2))^2)" office:value-type="float" office:value="0.00010085801907438" calcext:value-type="float">
            <text:p>0,000100858</text:p>
          </table:table-cell>
          <table:table-cell table:number-columns-repeated="10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2]-104" office:value-type="float" office:value="15" calcext:value-type="float">
            <text:p>15</text:p>
          </table:table-cell>
          <table:table-cell table:formula="of:=([.C172]+1.3)/993.3" office:value-type="float" office:value="0.00634249471458774" calcext:value-type="float">
            <text:p>0,0063424947</text:p>
          </table:table-cell>
          <table:table-cell table:formula="of:=[.B172]/(1+([.A172]-104)^2)" office:value-type="float" office:value="0.00221238938053097" calcext:value-type="float">
            <text:p>0,0022123894</text:p>
          </table:table-cell>
          <table:table-cell table:formula="of:=SQRT(([.D172]/993.3)^2+(([.C172]*0.5)/(993.3^2))^2)" office:value-type="float" office:value="0.00010070640086786" calcext:value-type="float">
            <text:p>0,0001007064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3]-104" office:value-type="float" office:value="16" calcext:value-type="float">
            <text:p>16</text:p>
          </table:table-cell>
          <table:table-cell table:formula="of:=([.C173]+1.3)/993.3" office:value-type="float" office:value="0.00432900432900433" calcext:value-type="float">
            <text:p>0,0043290043</text:p>
          </table:table-cell>
          <table:table-cell table:formula="of:=[.B173]/(1+([.A173]-104)^2)" office:value-type="float" office:value="0.00194552529182879" calcext:value-type="float">
            <text:p>0,0019455253</text:p>
          </table:table-cell>
          <table:table-cell table:formula="of:=SQRT(([.D173]/993.3)^2+(([.C173]*0.5)/(993.3^2))^2)" office:value-type="float" office:value="0.000100685997814055" calcext:value-type="float">
            <text:p>0,000100686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4]-104" office:value-type="float" office:value="17" calcext:value-type="float">
            <text:p>17</text:p>
          </table:table-cell>
          <table:table-cell table:formula="of:=([.C174]+1.3)/993.3" office:value-type="float" office:value="0.00130876875062922" calcext:value-type="float">
            <text:p>0,0013087688</text:p>
          </table:table-cell>
          <table:table-cell table:formula="of:=[.B174]/(1+([.A174]-104)^2)" office:value-type="float" office:value="0.00172413793103448" calcext:value-type="float">
            <text:p>0,0017241379</text:p>
          </table:table-cell>
          <table:table-cell table:formula="of:=SQRT(([.D174]/993.3)^2+(([.C174]*0.5)/(993.3^2))^2)" office:value-type="float" office:value="0.00010067451927917" calcext:value-type="float">
            <text:p>0,0001006745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" calcext:value-type="float">
            <text:p>0,5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5]-104" office:value-type="float" office:value="18" calcext:value-type="float">
            <text:p>18</text:p>
          </table:table-cell>
          <table:table-cell table:formula="of:=([.C175]+1.3)/993.3" office:value-type="float" office:value="0.0103694754857546" calcext:value-type="float">
            <text:p>0,0103694755</text:p>
          </table:table-cell>
          <table:table-cell table:formula="of:=[.B175]/(1+([.A175]-104)^2)" office:value-type="float" office:value="0.00153846153846154" calcext:value-type="float">
            <text:p>0,0015384615</text:p>
          </table:table-cell>
          <table:table-cell table:formula="of:=SQRT(([.D175]/993.3)^2+(([.C175]*0.5)/(993.3^2))^2)" office:value-type="float" office:value="0.000100777779026776" calcext:value-type="float">
            <text:p>0,0001007778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6]-104" office:value-type="float" office:value="19" calcext:value-type="float">
            <text:p>19</text:p>
          </table:table-cell>
          <table:table-cell table:formula="of:=([.C176]+1.3)/993.3" office:value-type="float" office:value="0.000302023557837511" calcext:value-type="float">
            <text:p>0,0003020236</text:p>
          </table:table-cell>
          <table:table-cell table:formula="of:=[.B176]/(1+([.A176]-104)^2)" office:value-type="float" office:value="0.00138121546961326" calcext:value-type="float">
            <text:p>0,0013812155</text:p>
          </table:table-cell>
          <table:table-cell table:formula="of:=SQRT(([.D176]/993.3)^2+(([.C176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7]-104" office:value-type="float" office:value="20" calcext:value-type="float">
            <text:p>20</text:p>
          </table:table-cell>
          <table:table-cell table:formula="of:=([.C177]+1.3)/993.3" office:value-type="float" office:value="0.000302023557837511" calcext:value-type="float">
            <text:p>0,0003020236</text:p>
          </table:table-cell>
          <table:table-cell table:formula="of:=[.B177]/(1+([.A177]-104)^2)" office:value-type="float" office:value="0.00124688279301746" calcext:value-type="float">
            <text:p>0,0012468828</text:p>
          </table:table-cell>
          <table:table-cell table:formula="of:=SQRT(([.D177]/993.3)^2+(([.C177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,5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table:number-columns-repeated="4"/>
          <table:table-cell table:formula="of:=[.A178]-104" office:value-type="float" office:value="21" calcext:value-type="float">
            <text:p>21</text:p>
          </table:table-cell>
          <table:table-cell table:formula="of:=([.C178]+1.3)/993.3" office:value-type="float" office:value="0.000302023557837511" calcext:value-type="float">
            <text:p>0,0003020236</text:p>
          </table:table-cell>
          <table:table-cell table:formula="of:=[.B178]/(1+([.A178]-104)^2)" office:value-type="float" office:value="0.00113122171945701" calcext:value-type="float">
            <text:p>0,0011312217</text:p>
          </table:table-cell>
          <table:table-cell table:formula="of:=SQRT(([.D178]/993.3)^2+(([.C178]*0.5)/(993.3^2))^2)" office:value-type="float" office:value="0.000100675794736564" calcext:value-type="float">
            <text:p>0,0001006758</text:p>
          </table:table-cell>
          <table:table-cell table:number-columns-repeated="101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Ausga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tung/mm</text:p>
          </table:table-cell>
          <table:table-cell office:value-type="string" calcext:value-type="string">
            <text:p>Fehler/mm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tand/m</text:p>
          </table:table-cell>
          <table:table-cell office:value-type="string" calcext:value-type="string">
            <text:p>Fehler/m</text:p>
          </table:table-cell>
          <table:table-cell table:number-columns-repeated="1022"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0.02" calcext:value-type="float">
            <text:p>0,0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.00.0000</text:date>, <text:time style:data-style-name="N2" text:time-value="14:40:37.3690368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1T18:29:20.047100745</dc:date>
    <dc:creator>frederik </dc:creator>
    <meta:generator>LibreOffice/4.2.6.3$Linux_x86 LibreOffice_project/420m0$Build-3</meta:generator>
    <meta:editing-duration>PT3H38M53S</meta:editing-duration>
    <meta:editing-cycles>6</meta:editing-cycles>
    <meta:document-statistic meta:table-count="2" meta:cell-count="1889" meta:object-count="0"/>
  </office:meta>
</office:document-meta>
</file>